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, geneva, lucida, 'lucida grande', 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orphans="2" fo:widows="2" fo:text-indent="0cm" style:auto-text-indent="false"/>
      <style:text-properties fo:font-variant="normal" fo:text-transform="none" fo:color="#13253c" fo:letter-spacing="normal"/>
    </style:style>
    <style:style style:name="P2" style:family="paragraph" style:parent-style-name="Standard">
      <style:paragraph-properties fo:margin-left="0.529cm" fo:margin-right="0.529cm" fo:margin-top="0cm" fo:margin-bottom="0.053cm" style:line-height-at-least="0.503cm" fo:orphans="2" fo:widows="2" fo:text-indent="0cm" style:auto-text-indent="false"/>
      <style:text-properties fo:font-variant="normal" fo:text-transform="none" fo:color="#13253c" fo:letter-spacing="normal"/>
    </style:style>
    <style:style style:name="P3" style:family="paragraph" style:parent-style-name="Text_20_body">
      <style:paragraph-properties fo:margin-left="0.529cm" fo:margin-right="0.529cm" fo:margin-top="0cm" fo:margin-bottom="0.053cm" style:line-height-at-least="0.503cm" fo:orphans="2" fo:widows="2" fo:text-indent="0cm" style:auto-text-indent="false"/>
      <style:text-properties fo:font-variant="normal" fo:text-transform="none" fo:color="#13253c" fo:letter-spacing="normal"/>
    </style:style>
    <style:style style:name="P4" style:family="paragraph" style:parent-style-name="Text_20_body">
      <style:paragraph-properties fo:margin-left="0.529cm" fo:margin-right="0.529cm" fo:margin-top="0cm" fo:margin-bottom="0cm" style:line-height-at-least="0.503cm" fo:orphans="2" fo:widows="2" fo:text-indent="0cm" style:auto-text-indent="false"/>
      <style:text-properties fo:font-variant="normal" fo:text-transform="none" fo:color="#13253c" fo:letter-spacing="normal"/>
    </style:style>
    <style:style style:name="P5" style:family="paragraph" style:parent-style-name="Preformatted_20_Text">
      <style:paragraph-properties fo:margin-left="0.529cm" fo:margin-right="0.529cm" fo:margin-top="0cm" fo:margin-bottom="0cm" style:line-height-at-least="0.503cm" fo:text-align="start" style:justify-single-word="false" fo:orphans="2" fo:widows="2" fo:text-indent="0cm" style:auto-text-indent="false" fo:background-color="#dedfdf" fo:padding="0cm" fo:border="none" style:writing-mode="lr-tb">
        <style:background-image/>
      </style:paragraph-properties>
      <style:text-properties fo:font-variant="normal" fo:text-transform="none" fo:color="#13253c" fo:letter-spacing="normal" style:font-name-asian="verdana" style:font-size-asian="9pt" style:font-style-asian="normal" style:font-weight-asian="normal"/>
    </style:style>
    <style:style style:name="P6" style:family="paragraph" style:parent-style-name="Preformatted_20_Text">
      <style:paragraph-properties fo:margin-left="0.529cm" fo:margin-right="0.529cm" fo:margin-top="0cm" fo:margin-bottom="0cm" style:line-height-at-least="0.503cm" fo:text-align="start" style:justify-single-word="false" fo:orphans="2" fo:widows="2" fo:text-indent="0cm" style:auto-text-indent="false" fo:background-color="#dedfdf" fo:padding="0cm" fo:border="none" style:writing-mode="lr-tb">
        <style:background-image/>
      </style:paragraph-properties>
      <style:text-properties fo:font-variant="normal" fo:text-transform="none" fo:color="#13253c" fo:letter-spacing="normal"/>
    </style:style>
    <style:style style:name="P7" style:family="paragraph" style:parent-style-name="Preformatted_20_Text">
      <style:paragraph-properties fo:margin-left="0.529cm" fo:margin-right="0.529cm" fo:margin-top="0cm" fo:margin-bottom="0cm" style:line-height-at-least="0.503cm" fo:text-align="start" style:justify-single-word="false" fo:orphans="2" fo:widows="2" fo:text-indent="0cm" style:auto-text-indent="false" fo:background-color="#dedfdf" fo:padding="0cm" fo:border="none" style:writing-mode="lr-tb">
        <style:background-image/>
      </style:paragraph-properties>
      <style:text-properties fo:font-variant="normal" fo:text-transform="none" fo:color="#13253c" style:font-name="verdana" fo:font-size="9pt" fo:letter-spacing="normal" fo:font-style="normal" fo:font-weight="normal"/>
    </style:style>
    <style:style style:name="P8" style:family="paragraph" style:parent-style-name="Preformatted_20_Text">
      <style:paragraph-properties fo:margin-left="0.529cm" fo:margin-right="0.529cm" fo:margin-top="0cm" fo:margin-bottom="0cm" style:line-height-at-least="0.503cm" fo:text-align="start" style:justify-single-word="false" fo:orphans="2" fo:widows="2" fo:text-indent="0cm" style:auto-text-indent="false" fo:background-color="#dedfdf" fo:padding="0cm" fo:border="none" style:writing-mode="lr-tb">
        <style:background-image/>
      </style:paragraph-properties>
      <style:text-properties fo:font-variant="normal" fo:text-transform="none" fo:color="#0000ff" style:font-name="verdana" fo:font-size="9pt" fo:letter-spacing="normal" fo:font-style="normal" fo:font-weight="normal"/>
    </style:style>
    <style:style style:name="P9" style:family="paragraph" style:parent-style-name="Preformatted_20_Text">
      <style:paragraph-properties fo:margin-left="0.529cm" fo:margin-right="0.529cm" fo:margin-top="0cm" fo:margin-bottom="0cm" style:line-height-at-least="0.503cm" fo:text-align="start" style:justify-single-word="false" fo:orphans="2" fo:widows="2" fo:text-indent="0cm" style:auto-text-indent="false" fo:background-color="#dedfdf" fo:padding="0cm" fo:border="none" style:writing-mode="lr-tb">
        <style:background-image/>
      </style:paragraph-properties>
    </style:style>
    <style:style style:name="P10" style:family="paragraph" style:parent-style-name="Text_20_body">
      <style:paragraph-properties fo:margin-left="0.529cm" fo:margin-right="0.529cm" style:line-height-at-least="0.503cm" fo:orphans="2" fo:widows="2" fo:text-indent="0cm" style:auto-text-indent="false"/>
      <style:text-properties fo:font-variant="normal" fo:text-transform="none" fo:color="#13253c" fo:letter-spacing="normal"/>
    </style:style>
    <style:style style:name="P11" style:family="paragraph" style:parent-style-name="Text_20_body">
      <style:paragraph-properties fo:margin-left="0.529cm" fo:margin-right="0.529cm" style:line-height-at-least="0.503cm" fo:orphans="2" fo:widows="2" fo:text-indent="0cm" style:auto-text-indent="false"/>
    </style:style>
    <style:style style:name="T1" style:family="text">
      <style:text-properties style:font-name="verdana" fo:font-size="9pt" fo:font-style="normal" fo:font-weight="normal"/>
    </style:style>
    <style:style style:name="T2" style:family="text">
      <style:text-properties style:font-name="verdana" fo:font-size="9pt" fo:font-style="normal" fo:font-weight="bold"/>
    </style:style>
    <style:style style:name="T3" style:family="text">
      <style:text-properties style:font-name-asian="verdana" style:font-size-asian="9pt" style:font-style-asian="normal" style:font-weight-asian="normal"/>
    </style:style>
    <style:style style:name="T4" style:family="text">
      <style:text-properties style:font-name-asian="verdana" style:font-size-asian="9pt" style:font-style-asian="normal" style:font-weight-asian="bold"/>
    </style:style>
    <style:style style:name="T5" style:family="text">
      <style:text-properties fo:color="#333333" style:font-name-asian="verdana" style:font-size-asian="9pt" style:font-style-asian="normal" style:font-weight-asian="normal"/>
    </style:style>
    <style:style style:name="T6" style:family="text">
      <style:text-properties fo:color="#333333" style:font-name="verdana" fo:font-size="9pt" fo:font-style="normal" fo:font-weight="normal"/>
    </style:style>
    <style:style style:name="T7" style:family="text">
      <style:text-properties fo:color="#000000" style:font-name="verdana" fo:font-size="9pt" fo:font-style="normal" fo:font-weight="normal"/>
    </style:style>
    <style:style style:name="T8" style:family="text">
      <style:text-properties fo:color="#000000" style:font-name-asian="verdana" style:font-size-asian="9pt" style:font-style-asian="normal" style:font-weight-asian="normal"/>
    </style:style>
    <style:style style:name="T9" style:family="text">
      <style:text-properties fo:color="#666666" style:font-name="verdana" fo:font-size="9pt" fo:font-style="normal" fo:font-weight="normal"/>
    </style:style>
    <style:style style:name="T10" style:family="text">
      <style:text-properties fo:color="#0000ff"/>
    </style:style>
    <style:style style:name="T11" style:family="text">
      <style:text-properties fo:color="#0000ff" style:font-name-asian="verdana" style:font-size-asian="9pt" style:font-style-asian="normal" style:font-weight-asian="normal"/>
    </style:style>
    <style:style style:name="T12" style:family="text">
      <style:text-properties fo:color="#0000ff" style:font-name="verdana" fo:font-size="9pt" fo:font-style="normal" fo:font-weight="normal"/>
    </style:style>
    <style:style style:name="T13" style:family="text">
      <style:text-properties fo:color="#ff0000" style:font-name-asian="verdana" style:font-size-asian="9pt" style:font-style-asian="normal" style:font-weight-asian="normal"/>
    </style:style>
    <style:style style:name="T14" style:family="text">
      <style:text-properties fo:color="#ff0000" style:font-name="verdana" fo:font-size="9pt" fo:font-style="normal" fo:font-weight="normal"/>
    </style:style>
    <style:style style:name="T15" style:family="text">
      <style:text-properties fo:color="#008000" style:font-name-asian="verdana" style:font-size-asian="9pt" style:font-style-asian="normal" style:font-weight-asian="normal"/>
    </style:style>
    <style:style style:name="T16" style:family="text">
      <style:text-properties fo:color="#008000" style:font-name="verdana" fo:font-size="9pt" fo:font-style="normal" fo:font-weight="normal"/>
    </style:style>
    <style:style style:name="T17" style:family="text">
      <style:text-properties fo:font-variant="normal" fo:text-transform="none" fo:color="#13253c" fo:letter-spacing="normal" style:font-name-asian="verdana" style:font-size-asian="9pt" style:font-style-asian="normal" style:font-weight-asian="normal"/>
    </style:style>
    <style:style style:name="T18" style:family="text">
      <style:text-properties fo:font-variant="normal" fo:text-transform="none" fo:color="#13253c" style:font-name="verdana" fo:font-size="9pt" fo:letter-spacing="normal" fo:font-style="normal" fo:font-weight="normal"/>
    </style:style>
    <style:style style:name="T19" style:family="text">
      <style:text-properties fo:font-variant="normal" fo:text-transform="none" fo:color="#ff0000" fo:letter-spacing="normal" style:font-name-asian="verdana" style:font-size-asian="9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标 题</text:span><text:span text:style-name="T6">:</text:span><text:span text:style-name="T7"> LINUX</text:span><text:span text:style-name="T8">的</text:span><text:span text:style-name="T7">crackme</text:span><text:span text:style-name="T8">的逆向小记</text:span><text:span text:style-name="T7">(</text:span><text:span text:style-name="T8">全文完</text:span><text:span text:style-name="T7">)</text:span><text:span text:style-name="T9"><text:line-break/></text:span><text:span text:style-name="T5">作 者</text:span><text:span text:style-name="T6">:</text:span><text:span text:style-name="T9"> </text:span><text:span text:style-name="T8">采臣</text:span><text:span text:style-name="T7">·</text:span><text:span text:style-name="T8">宁</text:span><text:span text:style-name="T9"><text:line-break/></text:span><text:span text:style-name="T5">时 间</text:span><text:span text:style-name="T6">:</text:span><text:span text:style-name="T9"> 2005-02-20,14:11:56<text:line-break/></text:span><text:span text:style-name="T5">链 接</text:span><text:span text:style-name="T6">:</text:span><text:span text:style-name="T9"> http://bbs.pediy.com/showthread.php?t=11315<text:line-break/></text:span><text:span text:style-name="T1"><text:line-break/> </text:span><text:span text:style-name="T4">一个简单的</text:span><text:span text:style-name="T2">linux crackme</text:span><text:span text:style-name="T4">的逆向</text:span><text:span text:style-name="T1"><text:line-break/><text:line-break/></text:span><text:span text:style-name="T11">前言</text:span><text:span text:style-name="T1"><text:line-break/><text:line-break/> <text:s text:c="3"/></text:span><text:span text:style-name="T3">最不喜欢的就是写破解教程，酒后一时冲动，老夫卿发少年狂，许下将写一篇</text:span><text:span text:style-name="T1">linux</text:span><text:span text:style-name="T3">平台逆向的文章的诺言，作此文实非颇不得已。</text:span><text:span text:style-name="T1"><text:line-break/> <text:s text:c="3"/></text:span><text:span text:style-name="T13">在此申明</text:span><text:span text:style-name="T14">:</text:span><text:span text:style-name="T13">本文在技术上非常初级，并没有用到什么高深的技术，本人水平亦有限，如有差错，还请见谅！</text:span><text:span text:style-name="T1"><text:line-break/> <text:s text:c="3"/><text:line-break/></text:span><text:span text:style-name="T11">开始之前的准备</text:span><text:span text:style-name="T1"><text:line-break/><text:line-break/> <text:s text:c="3"/></text:span><text:span text:style-name="T3">正如</text:span><text:span text:style-name="T1">C</text:span><text:span text:style-name="T3">语言教程从 </text:span><text:span text:style-name="T1">hello world </text:span><text:span text:style-name="T3">开始，我们也由一个 </text:span><text:span text:style-name="T1">crackme </text:span><text:span text:style-name="T3">说开去。本文的例子程序你可以到这来下载</text:span><text:span text:style-name="T1">:<text:line-break/>http://www.crackmes.de/users/veneta/crackmes/linux_crackme_v2 </text:span><text:span text:style-name="T3">。古人云“工欲善其事，必先利其器”，本文中所用到的工具及操作平台罗列如下</text:span><text:span text:style-name="T1">:<text:line-break/> <text:s text:c="3"/></text:span><text:span text:style-name="T3">操作平台</text:span><text:span text:style-name="T1">: gentoo 2004.3 # <text:s text:c="3"/>kernel 2.6.9<text:line-break/> <text:s text:c="3"/></text:span><text:span text:style-name="T3">逆向工具</text:span><text:span text:style-name="T1">: <text:line-break/> <text:s text:c="3"/></text:span><text:span text:style-name="T3">反汇编 </text:span><text:span text:style-name="T1">-- objdump </text:span><text:span text:style-name="T3">（这个工具基本上每个</text:span><text:span text:style-name="T1">LINUX</text:span><text:span text:style-name="T3">上都有）、</text:span><text:span text:style-name="T1">lida( http://lida.sourceforge.net/ )<text:line-break/> <text:s text:c="3"/></text:span><text:span text:style-name="T3">调试器 </text:span><text:span text:style-name="T1">-- gdb<text:line-break/> <text:s text:c="3"/></text:span><text:span text:style-name="T3">十六进制编辑器 </text:span><text:span text:style-name="T1">-- hexedit<text:line-break/> <text:s text:c="3"/></text:span><text:span text:style-name="T3">文本编辑器 </text:span><text:span text:style-name="T1">-- vim<text:line-break/> <text:s text:c="3"/></text:span><text:span text:style-name="T3">压缩工具 </text:span><text:span text:style-name="T1">-- upx <text:s text:c="3"/>(http://upx.sourceforge.net)<text:line-break/> <text:s text:c="3"/></text:span><text:span text:style-name="T3">计算器 </text:span><text:span text:style-name="T1">-- gcalctool</text:span><text:span text:style-name="T3">（</text:span><text:span text:style-name="T1">gnome</text:span><text:span text:style-name="T3">计算器）</text:span><text:span text:style-name="T1"><text:line-break/> <text:s text:c="3"/><text:line-break/></text:span><text:span text:style-name="T11">开始逆向之旅</text:span><text:span text:style-name="T1"><text:line-break/><text:line-break/></text:span><text:span text:style-name="T15">首先我们看看程序基本信息：</text:span><text:span text:style-name="T1"><text:line-break/> <text:s text:c="3"/></text:span><text:span text:style-name="T3">打开控制台，切换到程序所在目录。运行“ </text:span><text:span text:style-name="T1">objdump -x cm2 ”</text:span><text:span text:style-name="T3">，显示如下：</text:span></text:p>
      <text:p text:style-name="P2"><text:span text:style-name="T3">代码</text:span><text:span text:style-name="T1">:</text:span></text:p>
      <text:p text:style-name="P6"><text:s text:c="4"/></text:p>
      <text:p text:style-name="P7">[ncc2008@localhost]$ objdump -x cm2</text:p>
      <text:p text:style-name="P9"/>
      <text:p text:style-name="P7">cm2: <text:s text:c="4"/>file format elf32-i386</text:p>
      <text:p text:style-name="P7">cm2</text:p>
      <text:p text:style-name="P7">architecture: i386, flags 0x00000102:</text:p>
      <text:p text:style-name="P7">EXEC_P, D_PAGED</text:p>
      <text:p text:style-name="P7">start address 0x08048080</text:p>
      <text:p text:style-name="P9"/>
      <text:p text:style-name="P5">程序头：</text:p>
      <text:p text:style-name="P6"><text:s text:c="4"/><text:span text:style-name="T1">LOAD off <text:s text:c="3"/>0x00000000 vaddr 0x08048000 paddr 0x08048000 align 2**12</text:span></text:p>
      <text:p text:style-name="P6"><text:s text:c="9"/><text:span text:style-name="T1">filesz 0x000005b8 memsz 0x000005b8 flags r-x</text:span></text:p>
      <text:p text:style-name="P6"><text:s text:c="4"/><text:span text:style-name="T1">LOAD off <text:s text:c="3"/>0x000005b8 vaddr 0x080495b8 paddr 0x080495b8 align 2**12</text:span></text:p>
      <text:p text:style-name="P6"><text:s text:c="9"/><text:span text:style-name="T1">filesz 0x0000002c memsz 0x0000002c flags rw-</text:span></text:p>
      <text:p text:style-name="P9"/>
      <text:p text:style-name="P7"><text:soft-page-break/>Sections:</text:p>
      <text:p text:style-name="P7">Idx Name <text:s text:c="11"/>Size <text:s text:c="7"/>VMA <text:s text:c="8"/>LMA <text:s text:c="8"/>File off <text:s text:c="3"/>Algn</text:p>
      <text:p text:style-name="P7">SYMBOL TABLE:</text:p>
      <text:p text:style-name="P7">no symbols</text:p>
      <text:p text:style-name="P4"><text:s text:c="4"/><text:span text:style-name="T1"><text:line-break/> <text:s text:c="3"/></text:span><text:span text:style-name="T3">我们可以看到</text:span><text:span text:style-name="T1">start address</text:span><text:span text:style-name="T3">是</text:span><text:span text:style-name="T1">0x08048080</text:span><text:span text:style-name="T3">，但有一个问题是</text:span><text:span text:style-name="T1">Sections</text:span><text:span text:style-name="T3">下面却什么都没有。这不是一个正常的程序？</text:span><text:span text:style-name="T1"><text:line-break/> <text:s text:c="3"/><text:line-break/> <text:s text:c="3"/></text:span><text:span text:style-name="T3">接下来，使用十六进制工具 </text:span><text:span text:style-name="T1">hexedit </text:span><text:span text:style-name="T3">查看程序信息。运行命令：</text:span><text:span text:style-name="T1">hexedit cm2 ,</text:span><text:span text:style-name="T3">显示如下：</text:span></text:p>
      <text:p text:style-name="P3"><text:span text:style-name="T3">代码</text:span><text:span text:style-name="T1">:</text:span></text:p>
      <text:p text:style-name="P7">00000000 <text:s text:c="4"/>7F 45 4C 46 <text:s text:c="3"/>01 01 01 00 <text:s text:c="3"/>4C 69 6E 75 <text:s text:c="3"/>78 00 00 00 <text:s text:c="3"/>.ELF....Linux...</text:p>
      <text:p text:style-name="P9"/>
      <text:p text:style-name="P7">00000010 <text:s text:c="4"/>02 00 03 00 <text:s text:c="3"/>01 00 00 00 <text:s text:c="3"/>80 80 04 08 <text:s text:c="3"/>34 00 00 00 <text:s text:c="3"/>............4...</text:p>
      <text:p text:style-name="P9"/>
      <text:p text:style-name="P7">00000020 <text:s text:c="4"/>00 00 00 00 <text:s text:c="3"/>00 00 00 00 <text:s text:c="3"/>34 00 20 00 <text:s text:c="3"/>02 00 00 00 <text:s text:c="3"/>........4. .....</text:p>
      <text:p text:style-name="P9"/>
      <text:p text:style-name="P7">00000030 <text:s text:c="4"/>00 00 00 00 <text:s text:c="3"/>01 00 00 00 <text:s text:c="3"/>00 00 00 00 <text:s text:c="3"/>00 80 04 08 <text:s text:c="3"/>................</text:p>
      <text:p text:style-name="P9"/>
      <text:p text:style-name="P7">00000040 <text:s text:c="4"/>00 80 04 08 <text:s text:c="3"/>B8 05 00 00 <text:s text:c="3"/>B8 05 00 00 <text:s text:c="3"/>05 00 00 00 <text:s text:c="3"/>................</text:p>
      <text:p text:style-name="P9"/>
      <text:p text:style-name="P7">00000050 <text:s text:c="4"/>00 10 00 00 <text:s text:c="3"/>01 00 00 00 <text:s text:c="3"/>B8 05 00 00 <text:s text:c="3"/>B8 95 04 08 <text:s text:c="3"/>................</text:p>
      <text:p text:style-name="P9"/>
      <text:p text:style-name="P7">00000060 <text:s text:c="4"/>B8 95 04 08 <text:s text:c="3"/>2C 00 00 00 <text:s text:c="3"/>2C 00 00 00 <text:s text:c="3"/>06 00 00 00 <text:s text:c="3"/>....,...,.......</text:p>
      <text:p text:style-name="P9"/>
      <text:p text:style-name="P7">00000070 <text:s text:c="4"/>00 10 00 00 <text:s text:c="3"/>77 6C EA 93 <text:s text:c="3"/>7F 55 50 58 <text:s text:c="3"/>E4 05 0B 0A <text:s text:c="3"/>....wl...<text:span text:style-name="T10">UPX....</text:span></text:p>
      <text:p text:style-name="P9"/>
      <text:p text:style-name="P8">00000080 <text:s text:c="4"/>31 ED 58 89 <text:s text:c="3"/>E1 8D 54 81 <text:s text:c="3"/>04 50 83 E4 <text:s text:c="3"/>F8 52 51 E8 <text:s text:c="3"/>1.X...T..P...RQ.</text:p>
      <text:p text:style-name="P9"/>
      <text:p text:style-name="P8">00000090 <text:s text:c="4"/>FE 01 00 00 <text:s text:c="3"/>F4 0A 00 24 <text:s text:c="3"/>49 6E 66 6F <text:s text:c="3"/>3A 20 54 68 <text:s text:c="3"/>.......$Info: Th</text:p>
      <text:p text:style-name="P9"/>
      <text:p text:style-name="P8">000000A0 <text:s text:c="4"/>69 73 20 66 <text:s text:c="3"/>69 6C 65 20 <text:s text:c="3"/>69 73 20 70 <text:s text:c="3"/>61 63 6B 65 <text:s text:c="3"/>is file is packe</text:p>
      <text:p text:style-name="P9"/>
      <text:p text:style-name="P8">000000B0 <text:s text:c="4"/>64 20 77 69 <text:s text:c="3"/>74 68 20 74 <text:s text:c="3"/>68 65 20 55 <text:s text:c="3"/>50 58 20 65 <text:s text:c="3"/>d with the UPX e</text:p>
      <text:p text:style-name="P9"/>
      <text:p text:style-name="P8">000000C0 <text:s text:c="4"/>78 65 63 75 <text:s text:c="3"/>74 61 62 6C <text:s text:c="3"/>65 20 70 61 <text:s text:c="3"/>63 6B 65 72 <text:s text:c="3"/>xecutable packer</text:p>
      <text:p text:style-name="P9"/>
      <text:p text:style-name="P8">000000D0 <text:s text:c="4"/>20 68 74 74 <text:s text:c="3"/>70 3A 2F 2F <text:s text:c="3"/>75 70 78 2E <text:s text:c="3"/>73 66 2E 6E <text:s text:c="4"/>http://upx.sf.n</text:p>
      <text:p text:style-name="P9"/>
      <text:p text:style-name="P8">000000E0 <text:s text:c="4"/>65 74 20 24 <text:s text:c="3"/>0A 00 24 49 <text:s text:c="3"/>64 3A 20 55 <text:s text:c="3"/>50 58 20 31 <text:s text:c="3"/>et $..$Id: UPX 1</text:p>
      <text:p text:style-name="P9"/>
      <text:p text:style-name="P8">000000F0 <text:s text:c="4"/>2E 32 34 20 <text:s text:c="3"/>43 6F 70 79 <text:s text:c="3"/>72 69 67 68 <text:s text:c="3"/>74 20 28 43 <text:s text:c="3"/>.24 Copyright (C</text:p>
      <text:p text:style-name="P9"/>
      <text:p text:style-name="P8">00000100 <text:s text:c="4"/>29 20 31 39 <text:s text:c="3"/>39 36 2D 32 <text:s text:c="3"/>30 30 32 20 <text:s text:c="3"/>74 68 65 20 <text:s text:c="3"/>) 1996-2002 the</text:p>
      <text:p text:style-name="P9"/>
      <text:p text:style-name="P8">00000110 <text:s text:c="4"/>55 50 58 20 <text:s text:c="3"/>54 65 61 6D <text:s text:c="3"/>2E 20 41 6C <text:s text:c="3"/>6C 20 52 69 <text:s text:c="3"/>UPX Team. All Ri</text:p>
      <text:p text:style-name="P9"/>
      <text:p text:style-name="P7"><text:span text:style-name="T10">00000120 <text:s text:c="4"/>67 68 74 73 <text:s text:c="3"/>20 52 65 73 <text:s text:c="3"/>65 72 76 65 <text:s text:c="3"/>64 2E 20 24 <text:s text:c="3"/>ghts Reserved. </text:span>$</text:p>
      <text:p text:style-name="P4"><text:soft-page-break/><text:s text:c="4"/><text:span text:style-name="T3">从上面的信息中可以看到程序被</text:span><text:span text:style-name="T1">UPX</text:span><text:span text:style-name="T3">压缩了，接下来请确信你系统中已有</text:span><text:span text:style-name="T1">UPX</text:span><text:span text:style-name="T3">，如果没有请到上面给出的程序链接中下载。</text:span><text:span text:style-name="T1"><text:line-break/> <text:s text:c="3"/></text:span><text:span text:style-name="T3">运行命令“ </text:span><text:span text:style-name="T1">upx -d cm2 ”</text:span><text:span text:style-name="T3">把程序解压缩，显示如下：</text:span></text:p>
      <text:p text:style-name="P3"><text:span text:style-name="T3">代码</text:span><text:span text:style-name="T1">:</text:span></text:p>
      <text:p text:style-name="P7">[ncc2008@localhost crack]$ upx -d cm2</text:p>
      <text:p text:style-name="P6"><text:s text:c="21"/><text:span text:style-name="T1">Ultimate Packer for eXecutables</text:span></text:p>
      <text:p text:style-name="P6"><text:s text:c="5"/><text:span text:style-name="T1">Copyright (C) 1996, 1997, 1998, 1999, 2000, 2001, 2002, 2003, 2004</text:span></text:p>
      <text:p text:style-name="P7">UPX 1.25 <text:s text:c="8"/>Markus F.X.J. Oberhumer &amp; Laszlo Molnar <text:s text:c="7"/>Jun 29th 2004</text:p>
      <text:p text:style-name="P9"/>
      <text:p text:style-name="P6"><text:s text:c="8"/><text:span text:style-name="T1">File size <text:s text:c="8"/>Ratio <text:s text:c="7"/>Format <text:s text:c="7"/>Name</text:span></text:p>
      <text:p text:style-name="P6"><text:s text:c="5"/><text:span text:style-name="T1">-------------------- <text:s text:c="4"/>------ <text:s text:c="4"/>----------- <text:s text:c="4"/>-----------</text:span></text:p>
      <text:p text:style-name="P6"><text:s text:c="5"/><text:span text:style-name="T1">10584 &lt;- <text:s text:c="7"/>4870 <text:s text:c="4"/>46.01% <text:s text:c="3"/>linux/386 <text:s text:c="3"/>cm2</text:span></text:p>
      <text:p text:style-name="P9"/>
      <text:p text:style-name="P7">Unpacked 1 file.</text:p>
      <text:p text:style-name="P4"><text:s text:c="4"/><text:span text:style-name="T3">接下来，我们再使用命令“ </text:span><text:span text:style-name="T1">objdump -x cm2 ”</text:span><text:span text:style-name="T3">来查看程序信息。如下：</text:span></text:p>
      <text:p text:style-name="P3"><text:span text:style-name="T3">代码</text:span><text:span text:style-name="T1">:</text:span></text:p>
      <text:p text:style-name="P7">[ncc2008@localhost crack]$ objdump -x cm2</text:p>
      <text:p text:style-name="P9"/>
      <text:p text:style-name="P7">cm2: <text:s text:c="4"/>file format elf32-i386</text:p>
      <text:p text:style-name="P7">cm2</text:p>
      <text:p text:style-name="P7">architecture: i386, flags 0x00000112:</text:p>
      <text:p text:style-name="P7">EXEC_P, HAS_SYMS, D_PAGED</text:p>
      <text:p text:style-name="P7">start address 0x080488b0</text:p>
      <text:p text:style-name="P9"/>
      <text:p text:style-name="P5">程序头：</text:p>
      <text:p text:style-name="P6"><text:s text:c="4"/><text:span text:style-name="T1">PHDR off <text:s text:c="3"/>0x00000034 vaddr 0x08048034 paddr 0x08048034 align 2**2</text:span></text:p>
      <text:p text:style-name="P6"><text:s text:c="9"/><text:span text:style-name="T1">filesz 0x000000c0 memsz 0x000000c0 flags r-x</text:span></text:p>
      <text:p text:style-name="P6"><text:s text:c="4"/><text:span text:style-name="T1">INTERP off <text:s text:c="3"/>0x000000f4 vaddr 0x080480f4 paddr 0x080480f4 align 2**0</text:span></text:p>
      <text:p text:style-name="P6"><text:s text:c="9"/><text:span text:style-name="T1">filesz 0x00000013 memsz 0x00000013 flags r--</text:span></text:p>
      <text:p text:style-name="P6"><text:s text:c="4"/><text:span text:style-name="T1">LOAD off <text:s text:c="3"/>0x00000000 vaddr 0x08048000 paddr 0x08048000 align 2**12</text:span></text:p>
      <text:p text:style-name="P6"><text:s text:c="9"/><text:span text:style-name="T1">filesz 0x0000109c memsz 0x0000109c flags r-x</text:span></text:p>
      <text:p text:style-name="P6"><text:s text:c="4"/><text:span text:style-name="T1">LOAD off <text:s text:c="3"/>0x00002000 vaddr 0x0804a000 paddr 0x0804a000 align 2**12</text:span></text:p>
      <text:p text:style-name="P6"><text:s text:c="9"/><text:span text:style-name="T1">filesz 0x00000398 memsz 0x00000ff0 flags rw-</text:span></text:p>
      <text:p text:style-name="P6"><text:s/><text:span text:style-name="T1">DYNAMIC off <text:s text:c="3"/>0x00002248 vaddr 0x0804a248 paddr 0x0804a248 align 2**2</text:span></text:p>
      <text:p text:style-name="P6"><text:s text:c="9"/><text:span text:style-name="T1">filesz 0x000000e0 memsz 0x000000e0 flags rw-</text:span></text:p>
      <text:p text:style-name="P6"><text:s text:c="4"/><text:span text:style-name="T1">NOTE off <text:s text:c="3"/>0x00000108 vaddr 0x08048108 paddr 0x08048108 align 2**2</text:span></text:p>
      <text:p text:style-name="P6"><text:s text:c="9"/><text:span text:style-name="T1">filesz 0x00000020 memsz 0x00000020 flags r--</text:span></text:p>
      <text:p text:style-name="P9"/>
      <text:p text:style-name="P5">动态节：</text:p>
      <text:p text:style-name="P6"><text:s text:c="4"/><text:span text:style-name="T1">NEEDED <text:s text:c="7"/>libgtk-1.2.so.0</text:span></text:p>
      <text:p text:style-name="P6"><text:s text:c="4"/><text:span text:style-name="T1">NEEDED <text:s text:c="7"/>libgdk-1.2.so.0</text:span></text:p>
      <text:p text:style-name="P6"><text:s text:c="4"/><text:span text:style-name="T1">NEEDED <text:s text:c="7"/>libglib-1.2.so.0</text:span></text:p>
      <text:p text:style-name="P6"><text:s text:c="4"/><text:span text:style-name="T1">NEEDED <text:s text:c="7"/>libc.so.6</text:span></text:p>
      <text:p text:style-name="P6"><text:s text:c="4"/><text:span text:style-name="T1">INIT <text:s text:c="7"/>0x8048758</text:span></text:p>
      <text:p text:style-name="P6"><text:s text:c="4"/><text:span text:style-name="T1">FINI <text:s text:c="7"/>0x8049074</text:span></text:p>
      <text:p text:style-name="P6"><text:s text:c="4"/><text:span text:style-name="T1">HASH <text:s text:c="7"/>0x8048128</text:span></text:p>
      <text:p text:style-name="P6"><text:s text:c="4"/><text:span text:style-name="T1">STRTAB <text:s text:c="7"/>0x804841c</text:span></text:p>
      <text:p text:style-name="P6"><text:soft-page-break/><text:s text:c="4"/><text:span text:style-name="T1">SYMTAB <text:s text:c="7"/>0x80481fc</text:span></text:p>
      <text:p text:style-name="P6"><text:s text:c="4"/><text:span text:style-name="T1">STRSZ <text:s text:c="8"/>0x225</text:span></text:p>
      <text:p text:style-name="P6"><text:s text:c="4"/><text:span text:style-name="T1">SYMENT <text:s text:c="7"/>0x10</text:span></text:p>
      <text:p text:style-name="P6"><text:s text:c="4"/><text:span text:style-name="T1">DEBUG <text:s text:c="8"/>0x0</text:span></text:p>
      <text:p text:style-name="P6"><text:s text:c="4"/><text:span text:style-name="T1">PLTGOT <text:s text:c="7"/>0x804a33c</text:span></text:p>
      <text:p text:style-name="P6"><text:s text:c="4"/><text:span text:style-name="T1">PLTRELSZ <text:s text:c="3"/>0x98</text:span></text:p>
      <text:p text:style-name="P6"><text:s text:c="4"/><text:span text:style-name="T1">PLTREL <text:s text:c="7"/>0x11</text:span></text:p>
      <text:p text:style-name="P6"><text:s text:c="4"/><text:span text:style-name="T1">JMPREL <text:s text:c="7"/>0x80486c0</text:span></text:p>
      <text:p text:style-name="P6"><text:s text:c="4"/><text:span text:style-name="T1">REL <text:s text:c="8"/>0x80486b8</text:span></text:p>
      <text:p text:style-name="P6"><text:s text:c="4"/><text:span text:style-name="T1">RELSZ <text:s text:c="8"/>0x8</text:span></text:p>
      <text:p text:style-name="P6"><text:s text:c="4"/><text:span text:style-name="T1">RELENT <text:s text:c="7"/>0x8</text:span></text:p>
      <text:p text:style-name="P6"><text:s text:c="4"/><text:span text:style-name="T1">VERNEED <text:s text:c="4"/>0x8048688</text:span></text:p>
      <text:p text:style-name="P6"><text:s text:c="4"/><text:span text:style-name="T1">VERNEEDNUM <text:s text:c="3"/>0x1</text:span></text:p>
      <text:p text:style-name="P6"><text:s text:c="4"/><text:span text:style-name="T1">VERSYM <text:s text:c="7"/>0x8048642</text:span></text:p>
      <text:p text:style-name="P9"/>
      <text:p text:style-name="P5">版本引用：</text:p>
      <text:p text:style-name="P6"><text:s text:c="4"/><text:span text:style-name="T1">required from libc.so.6:</text:span></text:p>
      <text:p text:style-name="P6"><text:s text:c="4"/><text:span text:style-name="T1">0x0d696911 0x00 03 GLIBC_2.1</text:span></text:p>
      <text:p text:style-name="P6"><text:s text:c="4"/><text:span text:style-name="T1">0x0d696910 0x00 02 GLIBC_2.0</text:span></text:p>
      <text:p text:style-name="P9"/>
      <text:p text:style-name="P7">Sections:</text:p>
      <text:p text:style-name="P7">Idx Name <text:s text:c="11"/>Size <text:s text:c="7"/>VMA <text:s text:c="8"/>LMA <text:s text:c="8"/>File off <text:s text:c="3"/>Algn</text:p>
      <text:p text:style-name="P6"><text:s text:c="4"/><text:span text:style-name="T1">0 .interp <text:s text:c="8"/>00000013 <text:s text:c="3"/>080480f4 <text:s text:c="3"/>080480f4 <text:s text:c="3"/>000000f4 <text:s text:c="3"/>2**0</text:span></text:p>
      <text:p text:style-name="P6"><text:s text:c="20"/><text:span text:style-name="T1">CONTENTS, ALLOC, LOAD, READONLY, DATA</text:span></text:p>
      <text:p text:style-name="P6"><text:s text:c="4"/><text:span text:style-name="T1">1 .note.ABI-tag 00000020 <text:s text:c="3"/>08048108 <text:s text:c="3"/>08048108 <text:s text:c="3"/>00000108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2 .hash <text:s text:c="8"/>000000d4 <text:s text:c="3"/>08048128 <text:s text:c="3"/>08048128 <text:s text:c="3"/>00000128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3 .dynsym <text:s text:c="8"/>00000220 <text:s text:c="3"/>080481fc <text:s text:c="3"/>080481fc <text:s text:c="3"/>000001fc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4 .dynstr <text:s text:c="8"/>00000225 <text:s text:c="3"/>0804841c <text:s text:c="3"/>0804841c <text:s text:c="3"/>0000041c <text:s text:c="3"/>2**0</text:span></text:p>
      <text:p text:style-name="P6"><text:s text:c="20"/><text:span text:style-name="T1">CONTENTS, ALLOC, LOAD, READONLY, DATA</text:span></text:p>
      <text:p text:style-name="P6"><text:s text:c="4"/><text:span text:style-name="T1">5 .gnu.version <text:s text:c="3"/>00000044 <text:s text:c="3"/>08048642 <text:s text:c="3"/>08048642 <text:s text:c="3"/>00000642 <text:s text:c="3"/>2**1</text:span></text:p>
      <text:p text:style-name="P6"><text:s text:c="20"/><text:span text:style-name="T1">CONTENTS, ALLOC, LOAD, READONLY, DATA</text:span></text:p>
      <text:p text:style-name="P6"><text:s text:c="4"/><text:span text:style-name="T1">6 .gnu.version_r 00000030 <text:s text:c="3"/>08048688 <text:s text:c="3"/>08048688 <text:s text:c="3"/>00000688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7 .rel.dyn <text:s text:c="7"/>00000008 <text:s text:c="3"/>080486b8 <text:s text:c="3"/>080486b8 <text:s text:c="3"/>000006b8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8 .rel.plt <text:s text:c="7"/>00000098 <text:s text:c="3"/>080486c0 <text:s text:c="3"/>080486c0 <text:s text:c="3"/>000006c0 <text:s text:c="3"/>2**2</text:span></text:p>
      <text:p text:style-name="P6"><text:s text:c="20"/><text:span text:style-name="T1">CONTENTS, ALLOC, LOAD, READONLY, DATA</text:span></text:p>
      <text:p text:style-name="P6"><text:s text:c="4"/><text:span text:style-name="T1">9 .init <text:s text:c="8"/>00000017 <text:s text:c="3"/>08048758 <text:s text:c="3"/>08048758 <text:s text:c="3"/>00000758 <text:s text:c="3"/>2**2</text:span></text:p>
      <text:p text:style-name="P6"><text:s text:c="20"/><text:span text:style-name="T1">CONTENTS, ALLOC, LOAD, READONLY, CODE</text:span></text:p>
      <text:p text:style-name="P6"><text:s/><text:span text:style-name="T1">10 .plt <text:s text:c="11"/>00000140 <text:s text:c="3"/>08048770 <text:s text:c="3"/>08048770 <text:s text:c="3"/>00000770 <text:s text:c="3"/>2**2</text:span></text:p>
      <text:p text:style-name="P6"><text:s text:c="20"/><text:span text:style-name="T1">CONTENTS, ALLOC, LOAD, READONLY, CODE</text:span></text:p>
      <text:p text:style-name="P6"><text:s/><text:span text:style-name="T1">11 .text <text:s text:c="8"/>000007c4 <text:s text:c="3"/>080488b0 <text:s text:c="3"/>080488b0 <text:s text:c="3"/>000008b0 <text:s text:c="3"/>2**4</text:span></text:p>
      <text:p text:style-name="P6"><text:s text:c="20"/><text:span text:style-name="T1">CONTENTS, ALLOC, LOAD, READONLY, CODE</text:span></text:p>
      <text:p text:style-name="P6"><text:s/><text:span text:style-name="T1">12 .fini <text:s text:c="8"/>0000001b <text:s text:c="3"/>08049074 <text:s text:c="3"/>08049074 <text:s text:c="3"/>00001074 <text:s text:c="3"/>2**2</text:span></text:p>
      <text:p text:style-name="P6"><text:soft-page-break/><text:s text:c="20"/><text:span text:style-name="T1">CONTENTS, ALLOC, LOAD, READONLY, CODE</text:span></text:p>
      <text:p text:style-name="P6"><text:s/><text:span text:style-name="T1">13 .rodata <text:s text:c="8"/>00000008 <text:s text:c="3"/>08049090 <text:s text:c="3"/>08049090 <text:s text:c="3"/>00001090 <text:s text:c="3"/>2**2</text:span></text:p>
      <text:p text:style-name="P6"><text:s text:c="20"/><text:span text:style-name="T1">CONTENTS, ALLOC, LOAD, READONLY, DATA</text:span></text:p>
      <text:p text:style-name="P6"><text:s/><text:span text:style-name="T1">14 .eh_frame <text:s text:c="4"/>00000004 <text:s text:c="3"/>08049098 <text:s text:c="3"/>08049098 <text:s text:c="3"/>00001098 <text:s text:c="3"/>2**2</text:span></text:p>
      <text:p text:style-name="P6"><text:s text:c="20"/><text:span text:style-name="T1">CONTENTS, ALLOC, LOAD, READONLY, DATA</text:span></text:p>
      <text:p text:style-name="P6"><text:s/><text:span text:style-name="T1">15 .data <text:s text:c="8"/>00000248 <text:s text:c="3"/>0804a000 <text:s text:c="3"/>0804a000 <text:s text:c="3"/>00002000 <text:s text:c="3"/>2**2</text:span></text:p>
      <text:p text:style-name="P6"><text:s text:c="20"/><text:span text:style-name="T1">CONTENTS, ALLOC, LOAD, DATA</text:span></text:p>
      <text:p text:style-name="P6"><text:s/><text:span text:style-name="T1">16 .dynamic <text:s text:c="7"/>000000e0 <text:s text:c="3"/>0804a248 <text:s text:c="3"/>0804a248 <text:s text:c="3"/>00002248 <text:s text:c="3"/>2**2</text:span></text:p>
      <text:p text:style-name="P6"><text:s text:c="20"/><text:span text:style-name="T1">CONTENTS, ALLOC, LOAD, DATA</text:span></text:p>
      <text:p text:style-name="P6"><text:s/><text:span text:style-name="T1">17 .ctors <text:s text:c="7"/>00000008 <text:s text:c="3"/>0804a328 <text:s text:c="3"/>0804a328 <text:s text:c="3"/>00002328 <text:s text:c="3"/>2**2</text:span></text:p>
      <text:p text:style-name="P6"><text:s text:c="20"/><text:span text:style-name="T1">CONTENTS, ALLOC, LOAD, DATA</text:span></text:p>
      <text:p text:style-name="P6"><text:s/><text:span text:style-name="T1">18 .dtors <text:s text:c="7"/>00000008 <text:s text:c="3"/>0804a330 <text:s text:c="3"/>0804a330 <text:s text:c="3"/>00002330 <text:s text:c="3"/>2**2</text:span></text:p>
      <text:p text:style-name="P6"><text:s text:c="20"/><text:span text:style-name="T1">CONTENTS, ALLOC, LOAD, DATA</text:span></text:p>
      <text:p text:style-name="P6"><text:s/><text:span text:style-name="T1">19 .jcr <text:s text:c="11"/>00000004 <text:s text:c="3"/>0804a338 <text:s text:c="3"/>0804a338 <text:s text:c="3"/>00002338 <text:s text:c="3"/>2**2</text:span></text:p>
      <text:p text:style-name="P6"><text:s text:c="20"/><text:span text:style-name="T1">CONTENTS, ALLOC, LOAD, DATA</text:span></text:p>
      <text:p text:style-name="P6"><text:s/><text:span text:style-name="T1">20 .got <text:s text:c="11"/>0000005c <text:s text:c="3"/>0804a33c <text:s text:c="3"/>0804a33c <text:s text:c="3"/>0000233c <text:s text:c="3"/>2**2</text:span></text:p>
      <text:p text:style-name="P6"><text:s text:c="20"/><text:span text:style-name="T1">CONTENTS, ALLOC, LOAD, DATA</text:span></text:p>
      <text:p text:style-name="P6"><text:s/><text:span text:style-name="T1">21 .bss <text:s text:c="11"/>00000c58 <text:s text:c="3"/>0804a398 <text:s text:c="3"/>0804a398 <text:s text:c="3"/>00002398 <text:s text:c="3"/>2**2</text:span></text:p>
      <text:p text:style-name="P6"><text:s text:c="20"/><text:span text:style-name="T1">ALLOC</text:span></text:p>
      <text:p text:style-name="P6"><text:s/><text:span text:style-name="T1">22 .comment <text:s text:c="7"/>00000119 <text:s text:c="3"/>00000000 <text:s text:c="3"/>00000000 <text:s text:c="3"/>00002398 <text:s text:c="3"/>2**0</text:span></text:p>
      <text:p text:style-name="P6"><text:s text:c="20"/><text:span text:style-name="T1">CONTENTS, READONLY</text:span></text:p>
      <text:p text:style-name="P7">SYMBOL TABLE:</text:p>
      <text:p text:style-name="P7">no symbols</text:p>
      <text:p text:style-name="P4"><text:s text:c="4"/><text:span text:style-name="T3">从上面的信息中可以看出，程序使用</text:span><text:span text:style-name="T1">gtk</text:span><text:span text:style-name="T3">编写，程序入口</text:span><text:span text:style-name="T1">start address</text:span><text:span text:style-name="T3">＝</text:span><text:span text:style-name="T1">0x080488b0</text:span><text:span text:style-name="T3">。</text:span><text:span text:style-name="T1"><text:line-break/> <text:s text:c="3"/></text:span><text:span text:style-name="T3">我们再进一步的查看程序信息，运行命令“</text:span><text:span text:style-name="T1">objdump -T cm2 &gt;iat.txt”</text:span><text:span text:style-name="T3">，下面的信息将会保存到</text:span><text:span text:style-name="T1">iat.txt</text:span><text:span text:style-name="T3">文件中。</text:span><text:span text:style-name="T1"><text:line-break/> <text:s text:c="3"/></text:span></text:p>
      <text:p text:style-name="P3"><text:span text:style-name="T3">代码</text:span><text:span text:style-name="T1">:</text:span></text:p>
      <text:p text:style-name="P7">[ncc2008@localhost crack]$ objdump -T cm2</text:p>
      <text:p text:style-name="P9"/>
      <text:p text:style-name="P7">cm2: <text:s text:c="4"/>file format elf32-i386</text:p>
      <text:p text:style-name="P9"/>
      <text:p text:style-name="P7">DYNAMIC SYMBOL TABLE:</text:p>
      <text:p text:style-name="P7">00000000 <text:s text:c="7"/>DF *UND* <text:s text:c="3"/>0000013d <text:s text:c="15"/>gtk_widget_show</text:p>
      <text:p text:style-name="P7">0804a248 g <text:s text:c="3"/>DO *ABS* <text:s text:c="3"/>00000000 <text:s text:c="3"/>Base <text:s text:c="7"/>_DYNAMIC</text:p>
      <text:p text:style-name="P7">08048780 <text:s text:c="7"/>DF *UND* <text:s text:c="3"/>000000e4 <text:s text:c="15"/>gtk_widget_show_all</text:p>
      <text:p text:style-name="P7">00000000 <text:s text:c="7"/>DF *UND* <text:s text:c="3"/>00000027 <text:s text:c="15"/>gtk_dialog_new</text:p>
      <text:p text:style-name="P7">08048790 <text:s text:c="7"/>DF *UND* <text:s text:c="3"/>000001db <text:s text:c="15"/>gtk_container_add</text:p>
      <text:p text:style-name="P7">08048758 g <text:s text:c="3"/>DF .init <text:s text:c="3"/>00000000 <text:s text:c="3"/>Base <text:s text:c="7"/>_init</text:p>
      <text:p text:style-name="P7">080487a0 <text:s text:c="7"/>DF *UND* <text:s text:c="3"/>000000d1 <text:s text:c="15"/>gtk_window_set_default_size</text:p>
      <text:p text:style-name="P7">080487b0 <text:s text:c="7"/>DF *UND* <text:s text:c="3"/>00000056 <text:s text:c="15"/>gtk_label_new</text:p>
      <text:p text:style-name="P7">080487c0 <text:s text:c="7"/>DF *UND* <text:s text:c="3"/>00000085 <text:s text:c="15"/>gtk_window_new</text:p>
      <text:p text:style-name="P7">080487d0 <text:s text:c="7"/>DF *UND* <text:s text:c="3"/>00000213 <text:s text:c="15"/>gtk_widget_set_uposition</text:p>
      <text:p text:style-name="P7">080487e0 <text:s text:c="7"/>DF *UND* <text:s text:c="3"/>0000010d <text:s text:c="15"/>gtk_window_set_title</text:p>
      <text:p text:style-name="P7">080487f0 <text:s text:c="7"/>DF *UND* <text:s text:c="3"/>0000010c <text:s text:c="15"/>gtk_entry_get_text</text:p>
      <text:p text:style-name="P7">08048800 <text:s text:c="7"/>DF *UND* <text:s text:c="3"/>00000242 <text:s text:c="15"/>gtk_box_pack_start</text:p>
      <text:p text:style-name="P7">08048810 <text:s text:c="7"/>DF *UND* <text:s text:c="3"/>00000067 <text:s text:c="15"/>gtk_init</text:p>
      <text:p text:style-name="P7">08048820 <text:s text:c="7"/>DF *UND* <text:s text:c="3"/>0000010d <text:s text:c="15"/>g_print</text:p>
      <text:p text:style-name="P7"><text:soft-page-break/>08048830 <text:s text:c="7"/>DF *UND* <text:s text:c="3"/>0000007c <text:s text:c="15"/>gtk_main_quit</text:p>
      <text:p text:style-name="P7">08048840 <text:s text:c="7"/>DF *UND* <text:s text:c="3"/>000001d3 <text:s text:c="15"/>gtk_main</text:p>
      <text:p text:style-name="P7">0804a398 g <text:s text:c="3"/>D <text:s text:c="3"/>*ABS* <text:s text:c="3"/>00000000 <text:s text:c="3"/>Base <text:s text:c="7"/>__bss_start</text:p>
      <text:p text:style-name="P7">08048850 <text:s text:c="7"/>DF *UND* <text:s text:c="3"/>000000e0 <text:s text:c="3"/>GLIBC_2.0 <text:s text:c="4"/>__libc_start_main</text:p>
      <text:p text:style-name="P7">08049074 g <text:s text:c="3"/>DF .fini <text:s text:c="3"/>00000000 <text:s text:c="3"/>Base <text:s text:c="7"/>_fini</text:p>
      <text:p text:style-name="P7">08048860 <text:s text:c="7"/>DF *UND* <text:s text:c="3"/>000000c7 <text:s text:c="3"/>GLIBC_2.0 <text:s text:c="4"/>exit</text:p>
      <text:p text:style-name="P7">0804a398 g <text:s text:c="3"/>D <text:s text:c="3"/>*ABS* <text:s text:c="3"/>00000000 <text:s text:c="3"/>Base <text:s text:c="7"/>_edata</text:p>
      <text:p text:style-name="P7">0804a33c g <text:s text:c="3"/>DO *ABS* <text:s text:c="3"/>00000000 <text:s text:c="3"/>Base <text:s text:c="7"/>_GLOBAL_OFFSET_TABLE_</text:p>
      <text:p text:style-name="P7">0804aff0 g <text:s text:c="3"/>D <text:s text:c="3"/>*ABS* <text:s text:c="3"/>00000000 <text:s text:c="3"/>Base <text:s text:c="7"/>_end</text:p>
      <text:p text:style-name="P7">00000000 <text:s text:c="7"/>DF *UND* <text:s text:c="3"/>00000028 <text:s text:c="3"/>GLIBC_2.1 <text:s text:c="4"/>fopen</text:p>
      <text:p text:style-name="P7">08049094 g <text:s text:c="3"/>DO .rodata <text:s text:c="7"/>00000004 <text:s text:c="3"/>Base <text:s text:c="7"/>_IO_stdin_used</text:p>
      <text:p text:style-name="P7">00000000 <text:s text:c="7"/>DF *UND* <text:s text:c="3"/>0000012e <text:s text:c="3"/>GLIBC_2.0 <text:s text:c="4"/>fwrite</text:p>
      <text:p text:style-name="P7">08048870 <text:s text:c="7"/>DF *UND* <text:s text:c="3"/>00000027 <text:s text:c="15"/>gtk_entry_new</text:p>
      <text:p text:style-name="P7">00000000 <text:s text:c="3"/>w <text:s text:c="4"/>D <text:s text:c="3"/>*UND* <text:s text:c="3"/>00000000 <text:s text:c="15"/>_Jv_RegisterClasses</text:p>
      <text:p text:style-name="P7">08048880 <text:s text:c="7"/>DF *UND* <text:s text:c="3"/>00000157 <text:s text:c="15"/>gtk_signal_connect</text:p>
      <text:p text:style-name="P7">08048890 <text:s text:c="7"/>DF *UND* <text:s text:c="3"/>0000006d <text:s text:c="15"/>gtk_button_new_with_label</text:p>
      <text:p text:style-name="P7">080488a0 <text:s text:c="7"/>DF *UND* <text:s text:c="3"/>00000044 <text:s text:c="15"/>gtk_vbox_new</text:p>
      <text:p text:style-name="P7">00000000 <text:s text:c="3"/>w <text:s text:c="4"/>D <text:s text:c="3"/>*UND* <text:s text:c="3"/>00000000 <text:s text:c="15"/>__gmon_start__</text:p>
      <text:p text:style-name="P4"><text:s text:c="4"/><text:span text:style-name="T3">我们再一次运行命令“</text:span><text:span text:style-name="T1">objdump -d cm2 &gt;disasm.txt”</text:span><text:span text:style-name="T3">，对程序进行反汇编，并把结果保存到</text:span><text:span text:style-name="T1">disasm.txt</text:span><text:span text:style-name="T3">中。</text:span><text:span text:style-name="T1"><text:line-break/></text:span><text:span text:style-name="T3">接下来，用</text:span><text:span text:style-name="T1">VI</text:span><text:span text:style-name="T3">打开</text:span><text:span text:style-name="T1">disasm.txt</text:span><text:span text:style-name="T3">文件。显示如下：</text:span><text:span text:style-name="T1"><text:line-break/></text:span><text:span text:style-name="T1"><draw:frame draw:style-name="fr1" draw:name="graphics1" text:anchor-type="as-char" svg:width="1.997cm" svg:height="0.998cm" draw:z-index="0"><draw:image xlink:href="http://bbs.pediy.com/upload/2005/4/image/disasm.jpg" xlink:type="simple" xlink:show="embed" xlink:actuate="onLoad"/><svg:title>http://bbs.pediy.com/upload/2005/4/image/disasm.jpg</svg:title></draw:frame></text:span><text:span text:style-name="T1"><text:line-break/> <text:s text:c="3"/><text:line-break/></text:span><text:span text:style-name="T3">相对</text:span><text:span text:style-name="T1">WINDOW</text:span><text:span text:style-name="T3">平台的反汇编器，</text:span><text:span text:style-name="T1">objdump </text:span><text:span text:style-name="T3">的反汇编结果在没有调试符号的情况下，不显示</text:span><text:span text:style-name="T1">API</text:span><text:span text:style-name="T3">的名字。下一步</text:span><text:span text:style-name="T1">API</text:span><text:span text:style-name="T3">调用手工的加上。</text:span><text:span text:style-name="T1"><text:line-break/></text:span><text:span text:style-name="T3">我们打开</text:span><text:span text:style-name="T1">iat.txt</text:span><text:span text:style-name="T3">文件，把</text:span><text:span text:style-name="T1">disasm.txt</text:span><text:span text:style-name="T3">文件中的地址全部转换成函数名，例如：</text:span></text:p>
      <text:p text:style-name="P3"><text:span text:style-name="T3">代码</text:span><text:span text:style-name="T1">:</text:span></text:p>
      <text:p text:style-name="P6"><text:s/><text:span text:style-name="T1">8048979: <text:s text:c="8"/>68 00 00 00 00 <text:s text:c="11"/>push <text:s text:c="4"/>$0x0</text:span></text:p>
      <text:p text:style-name="P6"><text:s/><text:span text:style-name="T1">804897e: <text:s text:c="8"/>68 03 00 00 00 <text:s text:c="11"/>push <text:s text:c="4"/>$0x3</text:span></text:p>
      <text:p text:style-name="P6"><text:s/><text:span text:style-name="T1">8048983: <text:s text:c="8"/>e8 88 fe ff ff <text:s text:c="11"/>call <text:s text:c="4"/>0x8048810</text:span></text:p>
      <text:p text:style-name="P4"><text:span text:style-name="T3">转换成</text:span><text:span text:style-name="T1"><text:line-break/><text:line-break/></text:span><text:span text:style-name="T1"><draw:frame draw:style-name="fr1" draw:name="graphics2" text:anchor-type="as-char" svg:width="1.997cm" svg:height="0.998cm" draw:z-index="1"><draw:image xlink:href="http://bbs.pediy.com/upload/2005/4/image/vidisasm.jpg" xlink:type="simple" xlink:show="embed" xlink:actuate="onLoad"/><svg:title>http://bbs.pediy.com/upload/2005/4/image/vidisasm.jpg</svg:title></draw:frame></text:span><text:span text:style-name="T1"><text:line-break/></text:span><text:span text:style-name="T3">这样将好看多了。这一点你可以写个脚本自动完成，而不用手工一个一个的替换。或者你也可以使用更强大的反汇编工器</text:span><text:span text:style-name="T1">lida</text:span><text:span text:style-name="T3">来自动显示</text:span><text:span text:style-name="T1">API</text:span><text:span text:style-name="T3">调用名。为了方便初学者，下面使用</text:span><text:span text:style-name="T1">LIDA</text:span><text:span text:style-name="T3">来作为反汇编工具。用</text:span><text:span text:style-name="T1">lida </text:span><text:span text:style-name="T3">载入程序，如下图：</text:span><text:span text:style-name="T1"><text:line-break/></text:span><text:span text:style-name="T1"><draw:frame draw:style-name="fr1" draw:name="graphics3" text:anchor-type="as-char" svg:width="1.997cm" svg:height="0.998cm" draw:z-index="2"><draw:image xlink:href="http://bbs.pediy.com/upload/2005/4/image/lida.jpg" xlink:type="simple" xlink:show="embed" xlink:actuate="onLoad"/><svg:title>http://bbs.pediy.com/upload/2005/4/image/lida.jpg</svg:title></draw:frame></text:span><text:span text:style-name="T1"><text:line-break/> <text:s text:c="3"/></text:span><text:span text:style-name="T3">好了，前期的工作都做了。下面让我们来运行一下程序，看看有没有什么值得参考的。运行后，出现一个窗口。如下：</text:span><text:span text:style-name="T1"><text:line-break/></text:span><text:span text:style-name="T1"><draw:frame draw:style-name="fr1" draw:name="graphics4" text:anchor-type="as-char" svg:width="1.997cm" svg:height="0.998cm" draw:z-index="3"><draw:image xlink:href="http://bbs.pediy.com/upload/2005/4/image/killme.jpg" xlink:type="simple" xlink:show="embed" xlink:actuate="onLoad"/><svg:title>http://bbs.pediy.com/upload/2005/4/image/killme.jpg</svg:title></draw:frame></text:span><text:span text:style-name="T1"> <text:line-break/> <text:s text:c="3"/></text:span><text:span text:style-name="T3">如图，提示我们的</text:span><text:span text:style-name="T1">CRACK</text:span><text:span text:style-name="T3">任务之一就是</text:span><text:span text:style-name="T1">NOP</text:span><text:span text:style-name="T3">掉这个窗口。点击关闭按钮，出现第二个窗口，如下图</text:span><text:span text:style-name="T1"><text:line-break/></text:span><text:span text:style-name="T1"><draw:frame draw:style-name="fr1" draw:name="graphics5" text:anchor-type="as-char" svg:width="1.997cm" svg:height="0.998cm" draw:z-index="4"><draw:image xlink:href="http://bbs.pediy.com/upload/2005/4/image/crackme.jpg" xlink:type="simple" xlink:show="embed" xlink:actuate="onLoad"/><svg:title>http://bbs.pediy.com/upload/2005/4/image/crackme.jpg</svg:title></draw:frame></text:span><text:span text:style-name="T1"><text:line-break/> <text:s text:c="3"/></text:span><text:span text:style-name="T3">这是注册的主窗口。</text:span><text:span text:style-name="T1"><text:line-break/> <text:s text:c="3"/></text:span><text:span text:style-name="T3">对照</text:span><text:span text:style-name="T1">LIDA</text:span><text:span text:style-name="T3">中的反汇编代码加上</text:span><text:span text:style-name="T1">GTK</text:span><text:span text:style-name="T3">的一些基本知识，我们可以知道程序运行过程是这样的：</text:span><text:span text:style-name="T1">main-&gt;</text:span><text:span text:style-name="T3">跳出</text:span><text:span text:style-name="T1">killme</text:span><text:soft-page-break/><text:span text:style-name="T3">窗口</text:span><text:span text:style-name="T1">-&gt;</text:span><text:span text:style-name="T3">注册</text:span><text:span text:style-name="T1">destroy</text:span><text:span text:style-name="T3">事件处理函数</text:span><text:span text:style-name="T1">-&gt;</text:span><text:span text:style-name="T3">在关闭 </text:span><text:span text:style-name="T1">killme </text:span><text:span text:style-name="T3">窗口时将引发</text:span><text:span text:style-name="T1">destroy</text:span><text:span text:style-name="T3">事件</text:span><text:span text:style-name="T1">-&gt;</text:span><text:span text:style-name="T3">运行回调处理函数</text:span><text:span text:style-name="T1">0x80489bd-&gt;</text:span><text:span text:style-name="T3">跳出</text:span><text:span text:style-name="T1">crackme</text:span><text:span text:style-name="T3">窗口。</text:span><text:span text:style-name="T1"><text:line-break/> <text:s text:c="3"/></text:span><text:span text:style-name="T3">我们</text:span><text:span text:style-name="T1">CRACK</text:span><text:span text:style-name="T3">的任务就是</text:span><text:span text:style-name="T1">nop</text:span><text:span text:style-name="T3">掉</text:span><text:span text:style-name="T1">killme</text:span><text:span text:style-name="T3">窗口，以及找出注册码。</text:span><text:span text:style-name="T1"><text:line-break/> <text:s text:c="3"/></text:span><text:span text:style-name="T11">注：</text:span><text:span text:style-name="T12">GTK</text:span><text:span text:style-name="T11">的相关文档你可以到这来获取 </text:span><text:span text:style-name="T12">http://www.gtk.org/tutorial/<text:line-break/></text:span><text:span text:style-name="T1"><text:line-break/><text:line-break/></text:span><text:span text:style-name="T15">第一个任务：去除</text:span><text:span text:style-name="T16">killme</text:span><text:span text:style-name="T15">窗口。</text:span><text:span text:style-name="T1"><text:line-break/> <text:s text:c="3"/></text:span><text:span text:style-name="T3">用</text:span><text:span text:style-name="T1">lida</text:span><text:span text:style-name="T3">反汇编</text:span><text:span text:style-name="T1">cm2</text:span><text:span text:style-name="T3">，点击菜单 </text:span><text:span text:style-name="T1">view -&gt; Functions </text:span><text:span text:style-name="T3">找到</text:span><text:span text:style-name="T1">main</text:span><text:span text:style-name="T3">函数，点击进入，如下所示：</text:span></text:p>
      <text:p text:style-name="P3"><text:span text:style-name="T3">代码</text:span><text:span text:style-name="T1">:</text:span></text:p>
      <text:p text:style-name="P7">main():</text:p>
      <text:p text:style-name="P7">08048970 <text:s text:c="3"/>55 <text:s text:c="36"/>push <text:s text:c="7"/>ebp </text:p>
      <text:p text:style-name="P7">08048971 <text:s text:c="3"/>89 E5 <text:s text:c="31"/>mov <text:s text:c="7"/>ebp, esp </text:p>
      <text:p text:style-name="P7">08048973 <text:s text:c="3"/>81 EC 08 00 00 00 <text:s text:c="19"/>sub <text:s text:c="7"/>esp, 0x8 </text:p>
      <text:p text:style-name="P7">08048979 <text:s text:c="3"/>68 00 00 00 00 <text:s text:c="24"/>push <text:s text:c="7"/>0x0 </text:p>
      <text:p text:style-name="P7">0804897E <text:s text:c="3"/>68 03 00 00 00 <text:s text:c="24"/>push <text:s text:c="7"/>0x3 </text:p>
      <text:p text:style-name="P7">08048983 <text:s text:c="3"/>E8 88 FE FF FF <text:s text:c="24"/>call <text:s text:c="7"/>gtk_init (08048810) ; (near - 0x178)</text:p>
      <text:p text:style-name="P7">08048988 <text:s text:c="3"/>90 <text:s text:c="36"/>nop <text:s text:c="3"/>-\</text:p>
      <text:p text:style-name="P7">08048989 <text:s text:c="3"/>90 <text:s text:c="36"/>nop <text:s text:c="3"/>\</text:p>
      <text:p text:style-name="P6"><text:span text:style-name="T1">0804898A <text:s text:c="3"/>90 <text:s text:c="36"/>nop <text:s text:c="4"/>|-&gt;</text:span><text:span text:style-name="T3">怎么会有</text:span><text:span text:style-name="T1">nop</text:span><text:span text:style-name="T3">指令出现？</text:span></text:p>
      <text:p text:style-name="P6"><text:span text:style-name="T1">0804898B <text:s text:c="3"/>90 <text:s text:c="36"/>nop <text:s text:c="3"/>/ <text:s text:c="4"/></text:span><text:span text:style-name="T3">我们在这加入</text:span><text:span text:style-name="T1">call Function___080489BD</text:span></text:p>
      <text:p text:style-name="P6"><text:span text:style-name="T1">0804898C <text:s text:c="3"/>90 <text:s text:c="36"/>nop <text:s text:c="3"/>-/ <text:s text:c="3"/></text:span><text:span text:style-name="T3">直接显示</text:span><text:span text:style-name="T1">crackme</text:span><text:span text:style-name="T3">窗口，跳过</text:span><text:span text:style-name="T1">killme</text:span><text:span text:style-name="T3">窗口的调用。因为在</text:span></text:p>
      <text:p text:style-name="P7">0804898D <text:s text:c="3"/>BE D2 A0 04 08 <text:s text:c="24"/>mov <text:s text:c="7"/>esi, " Kill this window (p" (0804A0D2)</text:p>
      <text:p text:style-name="P6"><text:span text:style-name="T1">08048992 <text:s text:c="3"/>E8 5C 04 00 00 <text:s text:c="24"/>call <text:s text:c="7"/>Function___08048DF3 (08048DF3) ; </text:span><text:span text:style-name="T13">建立</text:span><text:span text:style-name="T14">killme</text:span><text:span text:style-name="T13">窗口</text:span></text:p>
      <text:p text:style-name="P7">08048997 <text:s text:c="3"/>68 00 00 00 00 <text:s text:c="24"/>push <text:s text:c="7"/>0x0 </text:p>
      <text:p text:style-name="P6"><text:span text:style-name="T1">0804899C <text:s text:c="3"/>68 BD 89 04 08 <text:s text:c="24"/>push <text:s text:c="7"/>Function___080489BD (80489BD)</text:span><text:span text:style-name="T16"> <text:s text:c="3"/>; </text:span><text:span text:style-name="T15">回调函数，显示</text:span><text:span text:style-name="T16">crackme</text:span><text:span text:style-name="T15">窗口</text:span></text:p>
      <text:p text:style-name="P7">080489A1 <text:s text:c="3"/>68 28 A2 04 08 <text:s text:c="24"/>push <text:s text:c="7"/>"destroy" (0804A228)</text:p>
      <text:p text:style-name="P7">080489A6 <text:s text:c="3"/>FF 35 A0 A3 04 08 <text:s text:c="19"/>push <text:s text:c="7"/>0804A3A0 </text:p>
      <text:p text:style-name="P6"><text:span text:style-name="T1">080489AC <text:s text:c="3"/>E8 CF FE FF FF <text:s text:c="24"/>call <text:s text:c="7"/>gtk_signal_connect (08048880) ; </text:span><text:span text:style-name="T13">建立</text:span><text:span text:style-name="T14">destroy</text:span><text:span text:style-name="T13">事件回调函数</text:span><text:span text:style-name="T14">0x080489BD</text:span></text:p>
      <text:p text:style-name="P7">080489B1 <text:s text:c="3"/>81 C4 10 00 00 00 <text:s text:c="19"/>add <text:s text:c="7"/>esp, 0x10 </text:p>
      <text:p text:style-name="P6"><text:span text:style-name="T1">080489B7 <text:s text:c="3"/>E8 84 FE FF FF <text:s text:c="24"/>call <text:s text:c="7"/>gtk_main (08048840) ; </text:span><text:span text:style-name="T13">显示</text:span><text:span text:style-name="T14">killme</text:span><text:span text:style-name="T13">窗口</text:span></text:p>
      <text:p text:style-name="P7">080489BC <text:s text:c="3"/>C3 <text:s text:c="36"/>ret</text:p>
      <text:p text:style-name="P4"><text:s text:c="4"/><text:span text:style-name="T3">我们跟入</text:span><text:span text:style-name="T1">Function___08048DF3</text:span><text:span text:style-name="T3">函数，如下：</text:span></text:p>
      <text:p text:style-name="P3"><text:span text:style-name="T3">代码</text:span><text:span text:style-name="T1">:</text:span></text:p>
      <text:p text:style-name="P7">Function___08048DF3:</text:p>
      <text:p text:style-name="P7">08048DF3 <text:s text:c="3"/>55 <text:s text:c="36"/>push <text:s text:c="7"/>ebp <text:s text:c="3"/>; xref ( 08048992 08048C9A 08048CA6 08048DAC )</text:p>
      <text:p text:style-name="P7">08048DF4 <text:s text:c="3"/>89 E5 <text:s text:c="31"/>mov <text:s text:c="7"/>ebp, esp </text:p>
      <text:p text:style-name="P7">08048DF6 <text:s text:c="3"/>81 EC 08 00 00 00 <text:s text:c="19"/>sub <text:s text:c="7"/>esp, 0x8 </text:p>
      <text:p text:style-name="P7">08048DFC <text:s text:c="3"/>68 01 00 00 00 <text:s text:c="24"/>push <text:s text:c="7"/>0x1 </text:p>
      <text:p text:style-name="P7">08048E01 <text:s text:c="3"/>E8 BA F9 FF FF <text:s text:c="24"/>call <text:s text:c="7"/>gtk_window_new (080487C0) ; (near - 0x646)</text:p>
      <text:p text:style-name="P7">08048E06 <text:s text:c="3"/>A3 A0 A3 04 08 <text:s text:c="24"/>mov <text:s text:c="7"/>0x0804A3A0, eax </text:p>
      <text:p text:style-name="P7">08048E0B <text:s text:c="3"/>68 2C A0 04 08 <text:s text:c="24"/>push <text:s text:c="7"/>"CrackMe v13 (2 linux" (0804A02C)</text:p>
      <text:p text:style-name="P7">08048E10 <text:s text:c="3"/>FF 35 A0 A3 04 08 <text:s text:c="19"/>push <text:s text:c="7"/>0804A3A0 </text:p>
      <text:p text:style-name="P7"><text:soft-page-break/>08048E16 <text:s text:c="3"/>E8 C5 F9 FF FF <text:s text:c="24"/>call <text:s text:c="7"/>gtk_window_set_title (080487E0) ; (near - 0x63B)</text:p>
      <text:p text:style-name="P7">08048E1B <text:s text:c="3"/>56 <text:s text:c="36"/>push <text:s text:c="7"/>esi </text:p>
      <text:p text:style-name="P7">08048E1C <text:s text:c="3"/>E8 8F F9 FF FF <text:s text:c="24"/>call <text:s text:c="7"/>gtk_label_new (080487B0) ; (near - 0x671)</text:p>
      <text:p text:style-name="P7">08048E21 <text:s text:c="3"/>50 <text:s text:c="36"/>push <text:s text:c="7"/>eax </text:p>
      <text:p text:style-name="P7">08048E22 <text:s text:c="3"/>FF 35 A0 A3 04 08 <text:s text:c="19"/>push <text:s text:c="7"/>0804A3A0 </text:p>
      <text:p text:style-name="P7">08048E28 <text:s text:c="3"/>E8 63 F9 FF FF <text:s text:c="24"/>call <text:s text:c="7"/>gtk_container_add (08048790) ; (near - 0x69D)</text:p>
      <text:p text:style-name="P7">08048E2D <text:s text:c="3"/>68 64 00 00 00 <text:s text:c="24"/>push <text:s text:c="7"/>0x64 </text:p>
      <text:p text:style-name="P7">08048E32 <text:s text:c="3"/>68 2C 01 00 00 <text:s text:c="24"/>push <text:s text:c="7"/>0x12C </text:p>
      <text:p text:style-name="P7">08048E37 <text:s text:c="3"/>FF 35 A0 A3 04 08 <text:s text:c="19"/>push <text:s text:c="7"/>0804A3A0 </text:p>
      <text:p text:style-name="P7">08048E3D <text:s text:c="3"/>E8 5E F9 FF FF <text:s text:c="24"/>call <text:s text:c="7"/>gtk_window_set_default_size (080487A0) ; (near - 0x6A2)</text:p>
      <text:p text:style-name="P7">08048E42 <text:s text:c="3"/>FF 35 A0 A3 04 08 <text:s text:c="19"/>push <text:s text:c="7"/>0804A3A0 </text:p>
      <text:p text:style-name="P7">08048E48 <text:s text:c="3"/>E8 33 F9 FF FF <text:s text:c="24"/>call <text:s text:c="7"/>gtk_widget_show_all (08048780) ; (near - 0x6CD)</text:p>
      <text:p text:style-name="P7">08048E4D <text:s text:c="3"/>C9 <text:s text:c="36"/>leave <text:s text:c="4"/></text:p>
      <text:p text:style-name="P7">08048E4E <text:s text:c="3"/>C3 <text:s text:c="36"/>ret <text:s text:c="4"/></text:p>
      <text:p text:style-name="P4"><text:s text:c="4"/><text:span text:style-name="T3">上面这个函数建立</text:span><text:span text:style-name="T1">killme</text:span><text:span text:style-name="T3">窗口。</text:span><text:span text:style-name="T1"><text:line-break/> <text:s text:c="3"/></text:span><text:span text:style-name="T3">为了去除这个</text:span><text:span text:style-name="T1">killme</text:span><text:span text:style-name="T3">窗口。我们可以在</text:span></text:p>
      <text:p text:style-name="P3"><text:span text:style-name="T3">代码</text:span><text:span text:style-name="T1">:</text:span></text:p>
      <text:p text:style-name="P7">08048988 <text:s text:c="3"/>90 <text:s text:c="36"/>nop <text:s text:c="3"/>-\</text:p>
      <text:p text:style-name="P7">08048989 <text:s text:c="3"/>90 <text:s text:c="36"/>nop <text:s text:c="3"/>\</text:p>
      <text:p text:style-name="P6"><text:span text:style-name="T1">0804898A <text:s text:c="3"/>90 <text:s text:c="36"/>nop <text:s text:c="4"/>|-&gt;</text:span><text:span text:style-name="T3">怎么会有</text:span><text:span text:style-name="T1">nop</text:span><text:span text:style-name="T3">指令出现？</text:span></text:p>
      <text:p text:style-name="P6"><text:span text:style-name="T1">0804898B <text:s text:c="3"/>90 <text:s text:c="36"/>nop <text:s text:c="3"/>/ <text:s text:c="4"/></text:span><text:span text:style-name="T3">我们在这加入</text:span><text:span text:style-name="T1">call Function___080489BD</text:span></text:p>
      <text:p text:style-name="P6"><text:span text:style-name="T1">0804898C <text:s text:c="3"/>90 <text:s text:c="36"/>nop <text:s text:c="3"/>-/ <text:s text:c="3"/></text:span><text:span text:style-name="T3">直接显示</text:span><text:span text:style-name="T1">crackme</text:span><text:span text:style-name="T3">窗口，跳过</text:span><text:span text:style-name="T1">killme</text:span><text:span text:style-name="T3">窗口的调用。</text:span></text:p>
      <text:p text:style-name="P7">0804898D <text:s text:c="3"/>BE D2 A0 04 08 <text:s text:c="24"/>mov <text:s text:c="7"/>esi, " Kill this window (p" (0804A0D2)</text:p>
      <text:p text:style-name="P7">08048992 <text:s text:c="3"/>E8 5C 04 00 00 <text:s text:c="24"/>call <text:s text:c="7"/>Function___08048DF3 (08048DF3)</text:p>
      <text:p text:style-name="P4"><text:s text:c="4"/><text:span text:style-name="T3">上面的</text:span><text:span text:style-name="T1">nop</text:span><text:span text:style-name="T3">正好</text:span><text:span text:style-name="T1">5</text:span><text:span text:style-name="T3">个，我怀疑作者写</text:span><text:span text:style-name="T1">crackme</text:span><text:span text:style-name="T3">在这有一个对</text:span><text:span text:style-name="T1">crackme</text:span><text:span text:style-name="T3">函数的调用，生成程序后，他手工把这个代码</text:span><text:span text:style-name="T1">NOP</text:span><text:span text:style-name="T3">掉了，他是故意留出空间来做提示。因为在</text:span><text:span text:style-name="T1">crackme </text:span><text:span text:style-name="T3">窗口函数中有完整的窗口初始化和退出处理，如下：</text:span></text:p>
      <text:p text:style-name="P3"><text:span text:style-name="T3">代码</text:span><text:span text:style-name="T1">:</text:span></text:p>
      <text:p text:style-name="P7">08048C22 <text:s text:c="3"/>68 3D A2 04 08 <text:s text:c="24"/>push <text:s text:c="7"/>"clicked" (0804A23D)</text:p>
      <text:p text:style-name="P7">08048C27 <text:s text:c="3"/>FF 35 AC A3 04 08 <text:s text:c="19"/>push <text:s text:c="7"/>0804A3AC </text:p>
      <text:p text:style-name="P7">08048C2D <text:s text:c="3"/>E8 4E FC FF FF <text:s text:c="24"/>call <text:s text:c="7"/>gtk_signal_connect (08048880) ; (near - 0x3B2)</text:p>
      <text:p text:style-name="P7">08048C32 <text:s text:c="3"/>81 C4 10 00 00 00 <text:s text:c="19"/>add <text:s text:c="7"/>esp, 0x10 </text:p>
      <text:p text:style-name="P7">08048C38 <text:s text:c="3"/>E8 03 FC FF FF <text:s text:c="24"/>call <text:s text:c="7"/>gtk_main (08048840) ; (near - 0x3FD)</text:p>
      <text:p text:style-name="P7">08048C3D <text:s text:c="3"/>68 2C A0 04 08 <text:s text:c="24"/>push <text:s text:c="7"/>"CrackMe v13 (2 linux" (0804A02C)</text:p>
      <text:p text:style-name="P7">08048C42 <text:s text:c="3"/>E8 D9 FB FF FF <text:s text:c="24"/>call <text:s text:c="7"/>g_print (08048820) ; (near - 0x427)</text:p>
      <text:p text:style-name="P7">08048C47 <text:s text:c="3"/>81 C4 04 00 00 00 <text:s text:c="19"/>add <text:s text:c="7"/>esp, 0x4 </text:p>
      <text:p text:style-name="P7">08048C4D <text:s text:c="3"/>68 00 00 00 00 <text:s text:c="24"/>push <text:s text:c="7"/>0x0 </text:p>
      <text:p text:style-name="P6"><text:span text:style-name="T1">08048C52 <text:s text:c="3"/>E8 09 FC FF FF <text:s text:c="24"/>call <text:s text:c="7"/>exit (08048860) </text:span><text:span text:style-name="T14">; </text:span><text:span text:style-name="T13">当点击</text:span><text:span text:style-name="T14">crackme</text:span><text:span text:style-name="T13">窗口上的</text:span><text:span text:style-name="T14">quit</text:span><text:span text:style-name="T13">按钮后程序直接退出</text:span></text:p>
      <text:p text:style-name="P9"/>
      <text:p text:style-name="P7">Function___08048C57:</text:p>
      <text:p text:style-name="P7">08048C57 <text:s text:c="3"/>55 <text:s text:c="36"/>push <text:s text:c="7"/>ebp </text:p>
      <text:p text:style-name="P7">08048C58 <text:s text:c="3"/>89 E5 <text:s text:c="31"/>mov <text:s text:c="7"/>ebp, esp </text:p>
      <text:p text:style-name="P7">08048C5A <text:s text:c="3"/>81 EC 08 00 00 00 <text:s text:c="19"/>sub <text:s text:c="7"/>esp, 0x8 </text:p>
      <text:p text:style-name="P7"><text:soft-page-break/>08048C60 <text:s text:c="3"/>E8 17 00 00 00 <text:s text:c="24"/>call <text:s text:c="7"/>Function___08048C7C (08048C7C) ; (near + 0x17)</text:p>
      <text:p text:style-name="P7">08048C65 <text:s text:c="3"/>B8 00 00 00 00 <text:s text:c="24"/>mov <text:s text:c="7"/>eax, 0x0 </text:p>
      <text:p text:style-name="P7">08048C6A <text:s text:c="3"/>C9 <text:s text:c="36"/>leave <text:s text:c="4"/></text:p>
      <text:p text:style-name="P7">08048C6B <text:s text:c="3"/>C3 <text:s text:c="36"/>ret <text:s text:c="3"/></text:p>
      <text:p text:style-name="P4"><text:s text:c="4"/><text:span text:style-name="T3">从上面的代码可以看到，如果先调用</text:span><text:span text:style-name="T1">crackme </text:span><text:span text:style-name="T3">窗口的函数，那么 </text:span><text:span text:style-name="T1">killme </text:span><text:span text:style-name="T3">窗口就不会出现了。</text:span><text:span text:style-name="T1"><text:line-break/> <text:s text:c="3"/></text:span><text:span text:style-name="T3">好的，下面我们就改</text:span><text:span text:style-name="T1">08048988</text:span><text:span text:style-name="T3">处的指令为 </text:span><text:span text:style-name="T14">call <text:s text:c="3"/>080489BD </text:span><text:span text:style-name="T3">，用计算器算一下</text:span><text:span text:style-name="T1">:80489BD-08048988-5=00000030</text:span><text:span text:style-name="T3">，得到代码为 </text:span><text:span text:style-name="T1">e8 30 00 00 00 </text:span><text:span text:style-name="T3">。嘿嘿！</text:span><text:span text:style-name="T1"><text:line-break/> <text:s text:c="3"/></text:span><text:span text:style-name="T3">好的，用</text:span><text:span text:style-name="T1">hexedit </text:span><text:span text:style-name="T3">打开 </text:span><text:span text:style-name="T1">cm2 </text:span><text:span text:style-name="T3">程序。看看前面</text:span><text:span text:style-name="T1">objdump -x cm2</text:span><text:span text:style-name="T3">列出的基地址为</text:span><text:span text:style-name="T1">0x8048000</text:span><text:span text:style-name="T3">，所以对应的</text:span><text:span text:style-name="T1">file offset</text:span><text:span text:style-name="T3">应该是</text:span><text:span text:style-name="T1">0x8048988-0x8048000=0x988</text:span><text:span text:style-name="T3">，我们按 </text:span><text:span text:style-name="T1">return </text:span><text:span text:style-name="T3">键，打开 </text:span><text:span text:style-name="T1">go to </text:span><text:span text:style-name="T3">窗口，输入 </text:span><text:span text:style-name="T1">0x988 </text:span><text:span text:style-name="T3">，定位到</text:span><text:span text:style-name="T1">08048988</text:span><text:span text:style-name="T3">处，改代码为</text:span><text:span text:style-name="T1">e830000000</text:span><text:span text:style-name="T3">。改完后，“ </text:span><text:span text:style-name="T1">./cm2 ”</text:span><text:span text:style-name="T3">运行程序，</text:span><text:span text:style-name="T1">OK</text:span><text:span text:style-name="T3">。出现 </text:span><text:span text:style-name="T1">crackme </text:span><text:span text:style-name="T3">窗口了。</text:span><text:span text:style-name="T1"><text:line-break/><text:line-break/></text:span><text:span text:style-name="T15">第二个任务，找出正确的注册码。</text:span><text:span text:style-name="T1"><text:line-break/></text:span><text:span text:style-name="T3">为保持本文一个苗条的身材及加大本文所包含的信息量，我就不讲怎么根据按钮名找对应的点击事件处理函数了，讲一种简单省事的方法，找注册码最省事的方法当然是动态跟踪啦。搞不好还可以看到明码哟。费话不多说，运行命令： </text:span><text:span text:style-name="T1">gdb cm2 <text:s text:c="3"/></text:span><text:span text:style-name="T3">。提示没有符号文件，不用管它。</text:span><text:span text:style-name="T1"><text:line-break/></text:span><text:span text:style-name="T3">下断点</text:span><text:span text:style-name="T1">:</text:span></text:p>
      <text:p text:style-name="P3"><text:span text:style-name="T3">代码</text:span><text:span text:style-name="T1">:</text:span></text:p>
      <text:p text:style-name="P6"><text:span text:style-name="T1">br gtk_entry_get_text </text:span><text:span text:style-name="T3">注（类似于</text:span><text:span text:style-name="T1">WIN</text:span><text:span text:style-name="T3">平台下的 </text:span><text:span text:style-name="T1">getdlgitemtexta </text:span><text:span text:style-name="T3">）</text:span></text:p>
      <text:p text:style-name="P4"><text:span text:style-name="T3">再键入命令 “ </text:span><text:span text:style-name="T1">run ”</text:span><text:span text:style-name="T3">运行程序。出现了界面。</text:span><text:span text:style-name="T1"><text:line-break/></text:span><text:span text:style-name="T3">输入名字和注册码，我这用的是</text:span><text:span text:style-name="T1">:<text:line-break/></text:span><text:span text:style-name="T3">名字：</text:span><text:span text:style-name="T1">ncc2008<text:line-break/></text:span><text:span text:style-name="T3">注册码：</text:span><text:span text:style-name="T1">78787878<text:line-break/></text:span><text:span text:style-name="T3">按</text:span><text:span text:style-name="T1">crackme</text:span><text:span text:style-name="T3">按钮，中断到</text:span><text:span text:style-name="T1">gdb</text:span><text:span text:style-name="T3">中。 </text:span></text:p>
      <text:p text:style-name="P3"><text:span text:style-name="T3">代码</text:span><text:span text:style-name="T1">:</text:span></text:p>
      <text:p text:style-name="P7">Breakpoint 1, 0x40096eb0 in gtk_entry_get_text () from /usr/lib/libgtk-1.2.so.0</text:p>
      <text:p text:style-name="P4"><text:span text:style-name="T3">让我们看看是哪个</text:span><text:span text:style-name="T1">CALL</text:span><text:span text:style-name="T3">调用的，下命令</text:span><text:span text:style-name="T1">"info frame"</text:span><text:span text:style-name="T3">，显示如下：</text:span></text:p>
      <text:p text:style-name="P3"><text:span text:style-name="T3">代码</text:span><text:span text:style-name="T1">:</text:span></text:p>
      <text:p text:style-name="P7">(gdb) info frame</text:p>
      <text:p text:style-name="P7">Stack level 0, frame at 0xbfffe250:</text:p>
      <text:p text:style-name="P6"><text:s/><text:span text:style-name="T1">eip = 0x40096eb0 in gtk_entry_get_text; saved eip 0x8048cc1 <text:s text:c="3"/></text:span><text:span text:style-name="T3">；从这</text:span><text:span text:style-name="T1">CALL</text:span><text:span text:style-name="T3">来的</text:span></text:p>
      <text:p text:style-name="P6"><text:s/><text:span text:style-name="T1">called by frame at 0xbfffe254</text:span></text:p>
      <text:p text:style-name="P6"><text:s/><text:span text:style-name="T1">Arglist at 0xbfffe248, args:</text:span></text:p>
      <text:p text:style-name="P6"><text:s/><text:span text:style-name="T1">Locals at 0xbfffe248, Previous frame's sp is 0xbfffe250</text:span></text:p>
      <text:p text:style-name="P6"><text:s/><text:span text:style-name="T1">Saved registers:</text:span></text:p>
      <text:p text:style-name="P6"><text:s text:c="4"/><text:span text:style-name="T1">eip at 0xbfffe24c</text:span></text:p>
      <text:p text:style-name="P4"><text:span text:style-name="T3">呵呵，清除全部断点，下命令“</text:span><text:span text:style-name="T1">d”</text:span><text:span text:style-name="T3">。在</text:span><text:span text:style-name="T1">0x8048cc1</text:span><text:span text:style-name="T3">下一个断点：</text:span></text:p>
      <text:p text:style-name="P3"><text:span text:style-name="T3">代码</text:span><text:span text:style-name="T1">:</text:span></text:p>
      <text:p text:style-name="P7">br *0x8048cc1</text:p>
      <text:p text:style-name="P4"><text:span text:style-name="T3">，然后键“</text:span><text:span text:style-name="T1">C”</text:span><text:span text:style-name="T3">继续运行程序。</text:span><text:span text:style-name="T1"><text:line-break/></text:span><text:span text:style-name="T3">程序中断到我们所下的断点</text:span><text:span text:style-name="T1">0x8048cc1</text:span><text:span text:style-name="T3">处。让我们看看汇编代码：</text:span><text:span text:style-name="T1"><text:line-break/></text:span><text:span text:style-name="T3">下命令：</text:span><text:span text:style-name="T1">x /10i $eip<text:line-break/></text:span><text:span text:style-name="T3">显示如下：</text:span></text:p>
      <text:p text:style-name="P3"><text:span text:style-name="T3">代码</text:span><text:span text:style-name="T1">:</text:span></text:p>
      <text:p text:style-name="P7">(gdb) x /10i $eip</text:p>
      <text:p text:style-name="P7">0x8048cc1: <text:s text:c="7"/>mov <text:s text:c="3"/>%eax,%edx</text:p>
      <text:p text:style-name="P7">0x8048cc3: <text:s text:c="7"/>call <text:s text:c="4"/>0x8048fc5</text:p>
      <text:p text:style-name="P7"><text:soft-page-break/>0x8048cc8: <text:s text:c="7"/>cmp <text:s text:c="3"/>$0x20,%eax</text:p>
      <text:p text:style-name="P7">0x8048ccd: <text:s text:c="7"/>jne <text:s text:c="3"/>0x8048ca1</text:p>
      <text:p text:style-name="P7">0x8048ccf: <text:s text:c="7"/>mov <text:s text:c="3"/>%edx,0x804a3e8</text:p>
      <text:p text:style-name="P7">0x8048cd5: <text:s text:c="7"/>call <text:s text:c="4"/>0x8048f50</text:p>
      <text:p text:style-name="P7">0x8048cda: <text:s text:c="7"/>pushl <text:s text:c="3"/>0x804a3c0</text:p>
      <text:p text:style-name="P7">0x8048ce0: <text:s text:c="7"/>call <text:s text:c="4"/>0x80487f0</text:p>
      <text:p text:style-name="P7">0x8048ce5: <text:s text:c="7"/>mov <text:s text:c="3"/>%eax,%edx</text:p>
      <text:p text:style-name="P7">0x8048ce7: <text:s text:c="7"/>call <text:s text:c="4"/>0x8048fc5</text:p>
      <text:p text:style-name="P10"><text:span text:style-name="T3">看不懂？我们再看</text:span><text:span text:style-name="T1">lida </text:span><text:span text:style-name="T3">中的 </text:span><text:span text:style-name="T1">0x8048cc1</text:span><text:span text:style-name="T3">处的代码。</text:span></text:p>
      <text:p text:style-name="P3"><text:span text:style-name="T3">代码</text:span><text:span text:style-name="T1">:</text:span></text:p>
      <text:p text:style-name="P7">Function___08048CAD:</text:p>
      <text:p text:style-name="P7">08048CAD <text:s text:c="3"/>55 <text:s text:c="36"/>push <text:s text:c="7"/>ebp </text:p>
      <text:p text:style-name="P7">08048CAE <text:s text:c="3"/>89 E5 <text:s text:c="31"/>mov <text:s text:c="7"/>ebp, esp </text:p>
      <text:p text:style-name="P7">08048CB0 <text:s text:c="3"/>81 EC 08 00 00 00 <text:s text:c="19"/>sub <text:s text:c="7"/>esp, 0x8 </text:p>
      <text:p text:style-name="P7">08048CB6 <text:s text:c="3"/>FF 35 C4 A3 04 08 <text:s text:c="19"/>push <text:s text:c="7"/>0804A3C4 </text:p>
      <text:p text:style-name="P7">08048CBC <text:s text:c="3"/>E8 2F FB FF FF <text:s text:c="24"/>call <text:s text:c="7"/>gtk_entry_get_text (080487F0) ; (near - 0x4D1)</text:p>
      <text:p text:style-name="P7">08048CC1 <text:s text:c="3"/>89 C2 <text:s text:c="31"/>mov <text:s text:c="7"/>edx, eax </text:p>
      <text:p text:style-name="P6"><text:span text:style-name="T1">08048CC3 <text:s text:c="3"/>E8 FD 02 00 00 <text:s text:c="24"/>call <text:s text:c="7"/>Function___08048FC5 (08048FC5) ; </text:span><text:span text:style-name="T3">注册码长</text:span></text:p>
      <text:p text:style-name="P7">08048CC8 <text:s text:c="3"/>3D 20 00 00 00 <text:s text:c="24"/>cmp <text:s text:c="7"/>eax, 0x20 </text:p>
      <text:p text:style-name="P6"><text:span text:style-name="T1">08048CCD <text:s text:c="3"/>75 D2 <text:s text:c="31"/>jnz <text:s text:c="7"/>Label_08048CA1 (08048CA1) ; </text:span><text:span text:style-name="T3">注册码必需是</text:span><text:span text:style-name="T1">32</text:span><text:span text:style-name="T3">个字符</text:span></text:p>
      <text:p text:style-name="P7">08048CCF <text:s text:c="3"/>89 15 E8 A3 04 08 <text:s text:c="19"/>mov <text:s text:c="7"/>0804A3E8, edx </text:p>
      <text:p text:style-name="P6"><text:span text:style-name="T1">08048CD5 <text:s text:c="3"/>E8 76 02 00 00 <text:s text:c="24"/>call <text:s text:c="7"/>Function___08048F50 (08048F50) ; a2i</text:span><text:span text:style-name="T3">，字符串到 </text:span><text:span text:style-name="T1">hex</text:span><text:span text:style-name="T3">转换</text:span></text:p>
      <text:p text:style-name="P7">08048CDA <text:s text:c="3"/>FF 35 C0 A3 04 08 <text:s text:c="19"/>push <text:s text:c="7"/>0804A3C0 </text:p>
      <text:p text:style-name="P7">08048CE0 <text:s text:c="3"/>E8 0B FB FF FF <text:s text:c="24"/>call <text:s text:c="7"/>gtk_entry_get_text (080487F0) ; (near - 0x4F5)</text:p>
      <text:p text:style-name="P7">08048CE5 <text:s text:c="3"/>89 C2 <text:s text:c="31"/>mov <text:s text:c="7"/>edx, eax </text:p>
      <text:p text:style-name="P7">08048CE7 <text:s text:c="3"/>E8 D9 02 00 00 <text:s text:c="24"/>call <text:s text:c="7"/>Function___08048FC5 (08048FC5) ; (near + 0x2D9)</text:p>
      <text:p text:style-name="P7">08048CEC <text:s text:c="3"/>BE F0 A7 04 08 <text:s text:c="24"/>mov <text:s text:c="7"/>esi, 0x804A7F0 </text:p>
      <text:p text:style-name="P7">08048CF1 <text:s text:c="3"/>50 <text:s text:c="36"/>push <text:s text:c="7"/>eax </text:p>
      <text:p text:style-name="P7">08048CF2 <text:s text:c="3"/>3D 03 00 00 00 <text:s text:c="24"/>cmp <text:s text:c="7"/>eax, 0x3 </text:p>
      <text:p text:style-name="P6"><text:span text:style-name="T1">08048CF7 <text:s text:c="3"/>72 A8 <text:s text:c="31"/>jc <text:s text:c="7"/>Label_08048CA1 (08048CA1) ; </text:span><text:span text:style-name="T3">用户名必需大于</text:span><text:span text:style-name="T1">3</text:span><text:span text:style-name="T3">个字符</text:span></text:p>
      <text:p text:style-name="P7">08048CF9 <text:s text:c="3"/>89 C1 <text:s text:c="31"/>mov <text:s text:c="7"/>ecx, eax </text:p>
      <text:p text:style-name="P7">08048CFB <text:s text:c="3"/>8A 02 <text:s text:c="31"/>mov <text:s text:c="7"/>al, [edx] <text:s text:c="3"/>; xref ( 08048D01 )</text:p>
      <text:p text:style-name="P7">08048CFD <text:s text:c="3"/>88 06 <text:s text:c="31"/>mov <text:s text:c="7"/>[esi], al </text:p>
      <text:p text:style-name="P7">08048CFF <text:s text:c="3"/>42 <text:s text:c="36"/>inc <text:s text:c="7"/>edx </text:p>
      <text:p text:style-name="P7">08048D00 <text:s text:c="3"/>46 <text:s text:c="36"/>inc <text:s text:c="7"/>esi </text:p>
      <text:p text:style-name="P7">08048D01 <text:s text:c="3"/>E2 F8 <text:s text:c="31"/>loop <text:s text:c="7"/>08048CFB ; (near <text:s text:c="3"/>0xF8)</text:p>
      <text:p text:style-name="P7">08048D03 <text:s text:c="3"/>C7 05 C8 A3 04 08 10 A2 04 08 <text:s text:c="7"/>mov <text:s text:c="7"/>0804A3C8, "MBECrew" (0804A210)</text:p>
      <text:p text:style-name="P7">08048D0D <text:s text:c="3"/>C7 05 CC A3 04 08 07 00 00 00 <text:s text:c="7"/>mov <text:s text:c="7"/>0804A3CC, 0x7 </text:p>
      <text:p text:style-name="P7">08048D17 <text:s text:c="3"/>E8 33 01 00 00 <text:s text:c="24"/>call <text:s text:c="7"/>Function___08048E4F (08048E4F) ; (near + 0x133)</text:p>
      <text:p text:style-name="P7">08048D1C <text:s text:c="3"/>C7 05 D0 A3 04 08 F0 A3 04 08 <text:s text:c="7"/>mov <text:s text:c="7"/>0804A3D0, 0x804A3F0 </text:p>
      <text:p text:style-name="P7">08048D26 <text:s text:c="3"/>C7 05 D4 A3 04 08 10 00 00 00 <text:s text:c="7"/>mov <text:s text:c="7"/>0804A3D4, 0x10 </text:p>
      <text:p text:style-name="P6"><text:soft-page-break/><text:span text:style-name="T1">08048D30 <text:s text:c="3"/>E8 87 01 00 00 <text:s text:c="24"/>call <text:s text:c="7"/>Function___08048EBC (08048EBC) ; </text:span><text:span text:style-name="T3">注册码每字节与</text:span><text:span text:style-name="T1">F0</text:span><text:span text:style-name="T3">相异或</text:span></text:p>
      <text:p text:style-name="P7">08048D35 <text:s text:c="3"/>C7 05 C8 A3 04 08 10 A2 04 08 <text:s text:c="7"/>mov <text:s text:c="7"/>0804A3C8, "MBECrew" (0804A210)</text:p>
      <text:p text:style-name="P7">08048D3F <text:s text:c="3"/>C7 05 CC A3 04 08 07 00 00 00 <text:s text:c="7"/>mov <text:s text:c="7"/>0804A3CC, 0x7 </text:p>
      <text:p text:style-name="P7">08048D49 <text:s text:c="3"/>E8 01 01 00 00 <text:s text:c="24"/>call <text:s text:c="7"/>Function___08048E4F (08048E4F) ; (near + 0x101)</text:p>
      <text:p text:style-name="P7">08048D4E <text:s text:c="3"/>58 <text:s text:c="36"/>pop <text:s text:c="7"/>eax </text:p>
      <text:p text:style-name="P7">08048D4F <text:s text:c="3"/>C7 05 D0 A3 04 08 F0 A7 04 08 <text:s text:c="7"/>mov <text:s text:c="7"/>0804A3D0, 0x804A7F0 </text:p>
      <text:p text:style-name="P7">08048D59 <text:s text:c="3"/>A3 D4 A3 04 08 <text:s text:c="24"/>mov <text:s text:c="7"/>0x0804A3D4, eax </text:p>
      <text:p text:style-name="P7">08048D5E <text:s text:c="3"/>E8 59 01 00 00 <text:s text:c="24"/>call <text:s text:c="7"/>Function___08048EBC (08048EBC) ; (near + 0x159)</text:p>
      <text:p text:style-name="P7">08048D63 <text:s text:c="3"/>BE F0 A3 04 08 <text:s text:c="24"/>mov <text:s text:c="7"/>esi, 0x804A3F0 </text:p>
      <text:p text:style-name="P7">08048D68 <text:s text:c="3"/>BA F0 A7 04 08 <text:s text:c="24"/>mov <text:s text:c="7"/>edx, 0x804A7F0 </text:p>
      <text:p text:style-name="P7">08048D6D <text:s text:c="3"/>B9 10 00 00 00 <text:s text:c="24"/>mov <text:s text:c="7"/>ecx, 0x10 </text:p>
      <text:p text:style-name="P9"/>
      <text:p text:style-name="P7">Label_08048D72:</text:p>
      <text:p text:style-name="P7">08048D72 <text:s text:c="3"/>8A 02 <text:s text:c="31"/>mov <text:s text:c="7"/>al, [edx] <text:s text:c="3"/>; xref ( 08048D7C 08048DB8 )</text:p>
      <text:p text:style-name="P7">08048D74 <text:s text:c="3"/>3C 00 <text:s text:c="31"/>cmp <text:s text:c="7"/>al, 0x0 </text:p>
      <text:p text:style-name="P7">08048D76 <text:s text:c="3"/>74 3B <text:s text:c="31"/>jz <text:s text:c="7"/>Label_08048DB3 (08048DB3) ; (near + 0x3B)</text:p>
      <text:p text:style-name="P7">08048D78 <text:s text:c="3"/>04 0A <text:s text:c="31"/>add <text:s text:c="7"/>al, 0xA </text:p>
      <text:p text:style-name="P7">08048D7A <text:s text:c="3"/>30 06 <text:s text:c="31"/>xor <text:s text:c="7"/>[esi], al </text:p>
      <text:p text:style-name="P7">08048D7C <text:s text:c="3"/>E2 F4 <text:s text:c="31"/>loop <text:s text:c="7"/>Label_08048D72 (08048D72) ; (near <text:s text:c="3"/>0xF4)</text:p>
      <text:p text:style-name="P7">08048D7E <text:s text:c="3"/>BA 18 A2 04 08 <text:s text:c="24"/>mov <text:s text:c="7"/>edx, 0x804A218 </text:p>
      <text:p text:style-name="P7">08048D83 <text:s text:c="3"/>BE F0 A3 04 08 <text:s text:c="24"/>mov <text:s text:c="7"/>esi, 0x804A3F0 </text:p>
      <text:p text:style-name="P7">08048D88 <text:s text:c="3"/>B9 04 00 00 00 <text:s text:c="24"/>mov <text:s text:c="7"/>ecx, 0x4 </text:p>
      <text:p text:style-name="P7">08048D8D <text:s text:c="3"/>8B 02 <text:s text:c="31"/>mov <text:s text:c="7"/>eax, [edx] <text:s text:c="3"/>; xref ( 08048DA5 )</text:p>
      <text:p text:style-name="P6"><text:span text:style-name="T1">08048D8F <text:s text:c="3"/>33 06 <text:s text:c="31"/>xor <text:s text:c="7"/>eax, [esi] <text:s text:c="3"/>; </text:span><text:span text:style-name="T3">下断点在这</text:span></text:p>
      <text:p text:style-name="P7">08048D91 <text:s text:c="3"/>85 C0 <text:s text:c="31"/>test <text:s text:c="7"/>eax, eax </text:p>
      <text:p text:style-name="P6"><text:span text:style-name="T1">08048D93 <text:s text:c="3"/>0F 85 08 FF FF FF <text:s text:c="19"/>jnz <text:s text:c="7"/>Label_08048CA1 (08048CA1) ; </text:span><text:span text:style-name="T3">跳就死定了</text:span></text:p>
      <text:p text:style-name="P7">08048D99 <text:s text:c="3"/>81 C2 04 00 00 00 <text:s text:c="19"/>add <text:s text:c="7"/>edx, 0x4 </text:p>
      <text:p text:style-name="P7">08048D9F <text:s text:c="3"/>81 C6 04 00 00 00 <text:s text:c="19"/>add <text:s text:c="7"/>esi, 0x4 </text:p>
      <text:p text:style-name="P7">08048DA5 <text:s text:c="3"/>E2 E6 <text:s text:c="31"/>loop <text:s text:c="7"/>08048D8D ; (near <text:s text:c="3"/>0xE6)</text:p>
      <text:p text:style-name="P7">08048DA7 <text:s text:c="3"/>BE 8F A0 04 08 <text:s text:c="24"/>mov <text:s text:c="7"/>esi, " cracked ohh yeah !!" (0804A08F)</text:p>
      <text:p text:style-name="P7">08048DAC <text:s text:c="3"/>E8 42 00 00 00 <text:s text:c="24"/>call <text:s text:c="7"/>Function___08048DF3 (08048DF3) ; (near + 0x42)</text:p>
      <text:p text:style-name="P7">08048DB1 <text:s text:c="3"/>C9 <text:s text:c="36"/>leave <text:s text:c="4"/></text:p>
      <text:p text:style-name="P7">08048DB2 <text:s text:c="3"/>C3 <text:s text:c="36"/>ret <text:s text:c="4"/></text:p>
      <text:p text:style-name="P9"/>
      <text:p text:style-name="P7">Label_08048DB3:</text:p>
      <text:p text:style-name="P7">08048DB3 <text:s text:c="3"/>BA F0 A7 04 08 <text:s text:c="24"/>mov <text:s text:c="7"/>edx, 0x804A7F0 <text:s text:c="3"/>; xref ( 08048D76 )</text:p>
      <text:p text:style-name="P7">08048DB8 <text:s text:c="3"/>EB B8 <text:s text:c="31"/>jmp <text:s text:c="7"/>Label_08048D72 (08048D72) ; (near <text:s text:c="3"/>0xB8)</text:p>
      <text:p text:style-name="P4"><text:s text:c="5"/><text:span text:style-name="T1"><text:line-break/></text:span><text:span text:style-name="T3">接下来，我们就一步一步跟吧！整个过程单调无趣，不多说了。注册码必需是</text:span><text:span text:style-name="T1">32</text:span><text:span text:style-name="T3">位，我使用“</text:span><text:span text:style-name="T1">12345678abcdef0123456789abcdef0”<text:line-break/></text:span><text:span text:style-name="T3">跟踪其流程：</text:span><text:span text:style-name="T1"><text:line-break/></text:span><text:span text:style-name="T3">转换注册码“</text:span><text:span text:style-name="T1">12345678abcdef0123456789abcdef0”</text:span><text:span text:style-name="T3">为：</text:span></text:p>
      <text:p text:style-name="P3"><text:span text:style-name="T3">代码</text:span><text:span text:style-name="T1">:</text:span></text:p>
      <text:p text:style-name="P7"><text:soft-page-break/>0x804a3f0: <text:s text:c="7"/>0x12 <text:s text:c="3"/>0x34 <text:s text:c="3"/>0x56 <text:s text:c="3"/>0x78 <text:s text:c="3"/>0x9a <text:s text:c="3"/>0xbc <text:s text:c="3"/>0xde <text:s text:c="3"/>0xf0</text:p>
      <text:p text:style-name="P7">0x804a3f8: <text:s text:c="7"/>0x12 <text:s text:c="3"/>0x34 <text:s text:c="3"/>0x56 <text:s text:c="3"/>0x78 <text:s text:c="3"/>0x9a <text:s text:c="3"/>0xbc <text:s text:c="3"/>0xde <text:s text:c="3"/>0xf0</text:p>
      <text:p text:style-name="P4"><text:span text:style-name="T3">然后每一字节与</text:span><text:span text:style-name="T1">"0xf0"</text:span><text:span text:style-name="T3">相异或，生成：</text:span></text:p>
      <text:p text:style-name="P3"><text:span text:style-name="T3">代码</text:span><text:span text:style-name="T1">:</text:span></text:p>
      <text:p text:style-name="P7">0x804a3f0: <text:s text:c="7"/>0xe2 <text:s text:c="3"/>0xc4 <text:s text:c="3"/>0xa6 <text:s text:c="3"/>0x88 <text:s text:c="3"/>0x6a <text:s text:c="3"/>0x4c <text:s text:c="3"/>0x2e <text:s text:c="3"/>0x00</text:p>
      <text:p text:style-name="P7">0x804a3f8: <text:s text:c="7"/>0xe2 <text:s text:c="3"/>0xc4 <text:s text:c="3"/>0xa6 <text:s text:c="3"/>0x88 <text:s text:c="3"/>0x6a <text:s text:c="3"/>0x4c <text:s text:c="3"/>0x2e <text:s text:c="3"/>0x00</text:p>
      <text:p text:style-name="P4"><text:span text:style-name="T3">我们在</text:span><text:span text:style-name="T1">08048D8F</text:span><text:span text:style-name="T3">下个断点，中断后可以看到正确的值，</text:span><text:span text:style-name="T1">edx</text:span><text:span text:style-name="T3">中的值为：</text:span></text:p>
      <text:p text:style-name="P3"><text:span text:style-name="T3">代码</text:span><text:span text:style-name="T1">:</text:span></text:p>
      <text:p text:style-name="P7">(gdb) x /20xb $edx</text:p>
      <text:p text:style-name="P7">0x804a218: <text:s text:c="7"/>0xc4 <text:s text:c="3"/>0x84 <text:s text:c="3"/>0x0b <text:s text:c="3"/>0xb5 <text:s text:c="3"/>0xa1 <text:s text:c="3"/>0x02 <text:s text:c="3"/>0x0d <text:s text:c="3"/>0x97</text:p>
      <text:p text:style-name="P7">0x804a220: <text:s text:c="7"/>0x5c <text:s text:c="3"/>0xb2 <text:s text:c="3"/>0xe1 <text:s text:c="3"/>0xc9 <text:s text:c="3"/>0xa4 <text:s text:c="3"/>0x91 <text:s text:c="3"/>0x52 <text:s text:c="3"/>0xcc</text:p>
      <text:p text:style-name="P4"><text:span text:style-name="T1">0x804a218</text:span><text:span text:style-name="T3">处的值与</text:span><text:span text:style-name="T1">0x804a3f0</text:span><text:span text:style-name="T3">处的值相比较，相等就注册成功。结合前面注册码的变换，可以把上面的每字节与</text:span><text:span text:style-name="T1">F0</text:span><text:span text:style-name="T3">异或就是正确的注册码了，掏出计算器，计算如下：</text:span></text:p>
      <text:p text:style-name="P3"><text:span text:style-name="T3">代码</text:span><text:span text:style-name="T1">:</text:span></text:p>
      <text:p text:style-name="P7">3474fb4551f2fd67ac4211395461a23c</text:p>
      <text:p text:style-name="P11"><text:span text:style-name="T17">注册码与名字无关，名字可随便写，在程序中输入上面的注册码，成功！</text:span><text:span text:style-name="T18"><text:line-break/></text:span><text:span text:style-name="T18"><draw:frame draw:style-name="fr1" draw:name="graphics6" text:anchor-type="as-char" svg:width="8.361cm" svg:height="10.186cm" draw:z-index="5"><draw:image xlink:href="http://bbs.pediy.com/upload/2005/4/image/crack.jpg" xlink:type="simple" xlink:show="embed" xlink:actuate="onLoad"/></draw:frame></text:span><text:span text:style-name="T18"><text:line-break/></text:span><text:span text:style-name="T17">补丁和注册机代码就不发作者了，古得白</text:span><text:span text:style-name="T18"><text:line-break/></text:span><text:span text:style-name="T19">全文完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, geneva, lucida, 'lucida grande', 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zhe </meta:initial-creator>
    <meta:creation-date>2011-05-03T17:30:56</meta:creation-date>
    <dc:date>2011-05-04T09:19:54</dc:date>
    <dc:creator>azhe </dc:creator>
    <meta:editing-duration>PT00H20M58S</meta:editing-duration>
    <meta:editing-cycles>3</meta:editing-cycles>
    <meta:generator>OpenOffice.org/3.2$Unix OpenOffice.org_project/320m19$Build-9505</meta:generator>
    <meta:document-statistic meta:table-count="0" meta:image-count="6" meta:object-count="0" meta:page-count="12" meta:paragraph-count="385" meta:word-count="3702" meta:character-count="25005"/>
  </office:meta>
</office:document-meta>
</file>